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17"/>
    <style:style style:name="ce4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4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9">
            <text:p>1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table:formula="of:=5168" office:value-type="float" office:value="5168">
            <text:p>5168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3"/>
          <table:table-cell table:style-name="ce4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office:value-type="float" office:value="4">
            <text:p>4</text:p>
          </table:table-cell>
          <table:table-cell table:style-name="ce4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08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0]+1" office:value-type="float" office:value="6">
            <text:p>6</text:p>
          </table:table-cell>
          <table:table-cell table:style-name="ce4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1]+1" office:value-type="float" office:value="7">
            <text:p>7</text:p>
          </table:table-cell>
          <table:table-cell table:style-name="ce4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2</text:p>
          </table:table-cell>
          <table:table-cell table:style-name="ce1" office:value-type="float" office:value="0">
            <text:p>0</text:p>
          </table:table-cell>
          <table:table-cell/>
          <table:table-cell table:formula="of:=2^31" office:value-type="float" office:value="2147483648">
            <text:p>2147483648</text:p>
          </table:table-cell>
          <table:table-cell table:style-name="ce3"/>
          <table:table-cell table:style-name="ce4" table:number-columns-repeated="4"/>
          <table:table-cell table:style-name="ce4" table:formula="of:=[.K12]+1" office:value-type="float" office:value="8">
            <text:p>8</text:p>
          </table:table-cell>
          <table:table-cell table:style-name="ce4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4">
            <text:p>4</text:p>
          </table:table-cell>
          <table:table-cell/>
          <table:table-cell table:formula="of:=10^9" office:value-type="float" office:value="1000000000">
            <text:p>1000000000</text:p>
          </table:table-cell>
          <table:table-cell table:style-name="ce3"/>
          <table:table-cell table:style-name="ce4" table:number-columns-repeated="4"/>
          <table:table-cell table:style-name="ce4" table:formula="of:=[.K13]+1" office:value-type="float" office:value="9">
            <text:p>9</text:p>
          </table:table-cell>
          <table:table-cell table:style-name="ce4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4]+1" office:value-type="float" office:value="10">
            <text:p>10</text:p>
          </table:table-cell>
          <table:table-cell table:style-name="ce4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2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3"/>
          <table:table-cell table:style-name="ce4" table:formula="of:=10^16*100" office:value-type="float" office:value="1E+018">
            <text:p>1000000000000000000</text:p>
          </table:table-cell>
          <table:table-cell table:style-name="ce4" table:formula="of:=LOG([.G#REF!];2)" office:value-type="float" office:value="0">
            <text:p>#REF!</text:p>
          </table:table-cell>
          <table:table-cell table:style-name="ce4" table:number-columns-repeated="2"/>
          <table:table-cell table:style-name="ce4" table:formula="of:=[.K15]+1" office:value-type="float" office:value="11">
            <text:p>11</text:p>
          </table:table-cell>
          <table:table-cell table:style-name="ce4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6]+1" office:value-type="float" office:value="12">
            <text:p>12</text:p>
          </table:table-cell>
          <table:table-cell table:style-name="ce4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00">
            <text:p>500.00000</text:p>
          </table:table-cell>
          <table:table-cell table:style-name="ce4" office:value-type="float" office:value="6">
            <text:p>6</text:p>
          </table:table-cell>
          <table:table-cell table:style-name="ce4" table:formula="of:=COMBIN([.F18];[.G18])" office:value-type="float" office:value="21057686727000">
            <text:p>21057686727000</text:p>
          </table:table-cell>
          <table:table-cell table:style-name="ce4" table:number-columns-repeated="2"/>
          <table:table-cell table:style-name="ce4" table:formula="of:=[.K17]+1" office:value-type="float" office:value="13">
            <text:p>13</text:p>
          </table:table-cell>
          <table:table-cell table:style-name="ce4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/>
          <table:table-cell table:style-name="ce4" table:formula="of:=10^12*[.G18]" office:value-type="float" office:value="6000000000000">
            <text:p>6000000000000</text:p>
          </table:table-cell>
          <table:table-cell table:style-name="ce4"/>
          <table:table-cell table:style-name="ce4" office:value-type="string">
            <text:p>ace</text:p>
          </table:table-cell>
          <table:table-cell table:style-name="ce4" table:formula="of:=[.K18]+1" office:value-type="float" office:value="14">
            <text:p>14</text:p>
          </table:table-cell>
          <table:table-cell table:style-name="ce4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 table:number-columns-repeated="5"/>
          <table:table-cell table:style-name="ce4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8])" office:value-type="float" office:value="34">
            <text:p>34</text:p>
          </table:table-cell>
          <table:table-cell table:number-columns-repeated="2"/>
          <table:table-cell table:style-name="ce3"/>
          <table:table-cell table:style-name="ce4" table:number-columns-repeated="5"/>
          <table:table-cell table:style-name="ce4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COMBIN(100;50)" office:value-type="float" office:value="1.00891344545564E+029">
            <text:p>100891344545564000000000000000</text:p>
          </table:table-cell>
          <table:table-cell table:style-name="ce3"/>
          <table:table-cell table:style-name="ce4" table:number-columns-repeated="5"/>
          <table:table-cell table:style-name="ce4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2^63" office:value-type="float" office:value="9.22337203685478E+018">
            <text:p>9223372036854780000</text:p>
          </table:table-cell>
          <table:table-cell table:style-name="ce3"/>
          <table:table-cell table:style-name="ce4" table:number-columns-repeated="6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 table:formula="of:=10^12" office:value-type="float" office:value="1000000000000">
            <text:p>1000000000000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style-name="ce4" table:formula="of:=2^31" office:value-type="float" office:value="2147483648">
            <text:p>2147483648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3" office:value-type="float" office:value="40">
            <text:p>40.00000</text:p>
          </table:table-cell>
          <table:table-cell table:style-name="ce4" office:value-type="float" office:value="20">
            <text:p>20</text:p>
          </table:table-cell>
          <table:table-cell table:style-name="ce4" table:formula="of:=COMBIN([.F26];[.G26])" office:value-type="float" office:value="137846528820">
            <text:p>13784652882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26247" office:value-type="float" office:value="26247">
            <text:p>26247</text:p>
          </table:table-cell>
          <table:table-cell table:style-name="ce4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([.$B$27]-[.$A28]+1)*([.$C$27]-[.$A28]+1)" office:value-type="float" office:value="248004">
            <text:p>248004</text:p>
          </table:table-cell>
          <table:table-cell table:number-columns-repeated="2"/>
          <table:table-cell table:formula="of:=SUM([.B28:.B525])" office:value-type="float" office:value="41292749">
            <text:p>41292749</text:p>
          </table:table-cell>
          <table:table-cell table:style-name="ce3"/>
          <table:table-cell table:style-name="ce4" table:number-columns-repeated="5"/>
          <table:table-cell table:style-name="ce4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[.$B$27]-[.$A29]+1)*([.$C$27]-[.$A29]+1)" office:value-type="float" office:value="247009">
            <text:p>247009</text:p>
          </table:table-cell>
          <table:table-cell table:number-columns-repeated="2"/>
          <table:table-cell table:formula="of:=[.E28]/1000000" office:value-type="float" office:value="41.292749">
            <text:p>41.292749</text:p>
          </table:table-cell>
          <table:table-cell table:number-columns-repeated="5"/>
          <table:table-cell table:style-name="ce4"/>
          <table:table-cell table:style-name="ce4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[.$B$27]-[.$A30]+1)*([.$C$27]-[.$A30]+1)" office:value-type="float" office:value="246016">
            <text:p>246016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formula="of:=([.$B$27]-[.$A31]+1)*([.$C$27]-[.$A31]+1)" office:value-type="float" office:value="245025">
            <text:p>245025</text:p>
          </table:table-cell>
          <table:table-cell table:number-columns-repeated="2"/>
          <table:table-cell office:value-type="string">
            <text:p>xsums</text:p>
          </table:table-cell>
          <table:table-cell table:number-columns-repeated="5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1]+1" office:value-type="float" office:value="7">
            <text:p>7</text:p>
          </table:table-cell>
          <table:table-cell table:formula="of:=([.$B$27]-[.$A32]+1)*([.$C$27]-[.$A32]+1)" office:value-type="float" office:value="244036">
            <text:p>24403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2]+1" office:value-type="float" office:value="8">
            <text:p>8</text:p>
          </table:table-cell>
          <table:table-cell table:formula="of:=([.$B$27]-[.$A33]+1)*([.$C$27]-[.$A33]+1)" office:value-type="float" office:value="243049">
            <text:p>243049</text:p>
          </table:table-cell>
          <table:table-cell office:value-type="string">
            <text:p>ysums</text:p>
          </table:table-cell>
          <table:table-cell/>
          <table:table-cell table:formula="of:=[.E32]*SUM([.E34:.E36])" office:value-type="float" office:value="0">
            <text:p>0</text:p>
          </table:table-cell>
          <table:table-cell table:formula="of:=[.F32]*SUM([.F34:.F36])" office:value-type="float" office:value="7">
            <text:p>7</text:p>
          </table:table-cell>
          <table:table-cell table:formula="of:=[.G32]*SUM([.G34:.G36])" office:value-type="float" office:value="12">
            <text:p>12</text:p>
          </table:table-cell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3]+1" office:value-type="float" office:value="9">
            <text:p>9</text:p>
          </table:table-cell>
          <table:table-cell table:formula="of:=([.$B$27]-[.$A34]+1)*([.$C$27]-[.$A34]+1)" office:value-type="float" office:value="242064">
            <text:p>242064</text:p>
          </table:table-cell>
          <table:table-cell office:value-type="float" office:value="0">
            <text:p>0</text:p>
          </table:table-cell>
          <table:table-cell table:formula="of:=[.C34]*SUM([.E34:.G34])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formula="of:=0" office:value-type="float" office:value="0">
            <text:p>0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4]+1" office:value-type="float" office:value="10">
            <text:p>10</text:p>
          </table:table-cell>
          <table:table-cell table:formula="of:=([.$B$27]-[.$A35]+1)*([.$C$27]-[.$A35]+1)" office:value-type="float" office:value="241081">
            <text:p>241081</text:p>
          </table:table-cell>
          <table:table-cell office:value-type="float" office:value="1">
            <text:p>1</text:p>
          </table:table-cell>
          <table:table-cell table:formula="of:=[.C35]*SUM([.E35:.G35])" office:value-type="float" office:value="9">
            <text:p>9</text:p>
          </table:table-cell>
          <table:table-cell table:number-columns-repeated="3" table:style-name="ce2" office:value-type="float" office:value="3">
            <text:p>3</text:p>
          </table:table-cell>
          <table:table-cell table:formula="of:=1*(SUM([.E35:.G35]))" office:value-type="float" office:value="9">
            <text:p>9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5]+1" office:value-type="float" office:value="11">
            <text:p>11</text:p>
          </table:table-cell>
          <table:table-cell table:formula="of:=([.$B$27]-[.$A36]+1)*([.$C$27]-[.$A36]+1)" office:value-type="float" office:value="240100">
            <text:p>240100</text:p>
          </table:table-cell>
          <table:table-cell office:value-type="float" office:value="2">
            <text:p>2</text:p>
          </table:table-cell>
          <table:table-cell table:formula="of:=[.C36]*SUM([.E36:.G36])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formula="of:=2*(SUM([.E36:.G36]))" office:value-type="float" office:value="14">
            <text:p>14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6]+1" office:value-type="float" office:value="12">
            <text:p>12</text:p>
          </table:table-cell>
          <table:table-cell table:formula="of:=([.$B$27]-[.$A37]+1)*([.$C$27]-[.$A37]+1)" office:value-type="float" office:value="239121">
            <text:p>239121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7]+1" office:value-type="float" office:value="13">
            <text:p>13</text:p>
          </table:table-cell>
          <table:table-cell table:formula="of:=([.$B$27]-[.$A38]+1)*([.$C$27]-[.$A38]+1)" office:value-type="float" office:value="238144">
            <text:p>238144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8]+1" office:value-type="float" office:value="14">
            <text:p>14</text:p>
          </table:table-cell>
          <table:table-cell table:formula="of:=([.$B$27]-[.$A39]+1)*([.$C$27]-[.$A39]+1)" office:value-type="float" office:value="237169">
            <text:p>237169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COMBIN([.F39];[.G39])" office:value-type="float" office:value="75287520">
            <text:p>75287520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9]+1" office:value-type="float" office:value="15">
            <text:p>15</text:p>
          </table:table-cell>
          <table:table-cell table:formula="of:=([.$B$27]-[.$A40]+1)*([.$C$27]-[.$A40]+1)" office:value-type="float" office:value="236196">
            <text:p>236196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40]+1" office:value-type="float" office:value="16">
            <text:p>16</text:p>
          </table:table-cell>
          <table:table-cell table:formula="of:=([.$B$27]-[.$A41]+1)*([.$C$27]-[.$A41]+1)" office:value-type="float" office:value="235225">
            <text:p>235225</text:p>
          </table:table-cell>
          <table:table-cell table:number-columns-repeated="2"/>
          <table:table-cell table:formula="of:=500*500*10^6" office:value-type="float" office:value="250000000000">
            <text:p>250000000000</text:p>
          </table:table-cell>
          <table:table-cell table:number-columns-repeated="9"/>
        </table:table-row>
        <table:table-row table:style-name="ro1">
          <table:table-cell table:formula="of:=[.A41]+1" office:value-type="float" office:value="17">
            <text:p>17</text:p>
          </table:table-cell>
          <table:table-cell table:formula="of:=([.$B$27]-[.$A42]+1)*([.$C$27]-[.$A42]+1)" office:value-type="float" office:value="234256">
            <text:p>234256</text:p>
          </table:table-cell>
          <table:table-cell table:number-columns-repeated="2"/>
          <table:table-cell table:formula="of:=2^31" office:value-type="float" office:value="2147483648">
            <text:p>2147483648</text:p>
          </table:table-cell>
          <table:table-cell table:number-columns-repeated="9"/>
        </table:table-row>
        <table:table-row table:style-name="ro1">
          <table:table-cell table:formula="of:=[.A42]+1" office:value-type="float" office:value="18">
            <text:p>18</text:p>
          </table:table-cell>
          <table:table-cell table:formula="of:=([.$B$27]-[.$A43]+1)*([.$C$27]-[.$A43]+1)" office:value-type="float" office:value="233289">
            <text:p>233289</text:p>
          </table:table-cell>
          <table:table-cell table:number-columns-repeated="2"/>
          <table:table-cell table:formula="of:=10^9" office:value-type="float" office:value="1000000000">
            <text:p>1000000000</text:p>
          </table:table-cell>
          <table:table-cell table:number-columns-repeated="9"/>
        </table:table-row>
        <table:table-row table:style-name="ro1">
          <table:table-cell table:formula="of:=[.A43]+1" office:value-type="float" office:value="19">
            <text:p>19</text:p>
          </table:table-cell>
          <table:table-cell table:formula="of:=([.$B$27]-[.$A44]+1)*([.$C$27]-[.$A44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44]+1" office:value-type="float" office:value="20">
            <text:p>20</text:p>
          </table:table-cell>
          <table:table-cell table:formula="of:=([.$B$27]-[.$A45]+1)*([.$C$27]-[.$A45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45]+1" office:value-type="float" office:value="21">
            <text:p>21</text:p>
          </table:table-cell>
          <table:table-cell table:formula="of:=([.$B$27]-[.$A46]+1)*([.$C$27]-[.$A46]+1)" office:value-type="float" office:value="230400">
            <text:p>23040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1+4*3*2*[.E46]" office:value-type="float" office:value="841">
            <text:p>841</text:p>
          </table:table-cell>
          <table:table-cell table:formula="of:=SQRT([.F46])" office:value-type="float" office:value="29">
            <text:p>29</text:p>
          </table:table-cell>
          <table:table-cell table:formula="of:=(1+[.G46])/6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46]+1" office:value-type="float" office:value="22">
            <text:p>22</text:p>
          </table:table-cell>
          <table:table-cell table:formula="of:=([.$B$27]-[.$A47]+1)*([.$C$27]-[.$A47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47]+1" office:value-type="float" office:value="23">
            <text:p>23</text:p>
          </table:table-cell>
          <table:table-cell table:formula="of:=([.$B$27]-[.$A48]+1)*([.$C$27]-[.$A48]+1)" office:value-type="float" office:value="228484">
            <text:p>228484</text:p>
          </table:table-cell>
          <table:table-cell table:number-columns-repeated="2"/>
          <table:table-cell office:value-type="float" office:value="26756">
            <text:p>26756</text:p>
          </table:table-cell>
          <table:table-cell table:formula="of:=[.E48]*(3*[.E48]-1)/2" office:value-type="float" office:value="1073811926">
            <text:p>1073811926</text:p>
          </table:table-cell>
          <table:table-cell table:number-columns-repeated="8"/>
        </table:table-row>
        <table:table-row table:style-name="ro1">
          <table:table-cell table:formula="of:=[.A48]+1" office:value-type="float" office:value="24">
            <text:p>24</text:p>
          </table:table-cell>
          <table:table-cell table:formula="of:=([.$B$27]-[.$A49]+1)*([.$C$27]-[.$A49]+1)" office:value-type="float" office:value="227529">
            <text:p>227529</text:p>
          </table:table-cell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8"/>
        </table:table-row>
        <table:table-row table:style-name="ro1">
          <table:table-cell table:formula="of:=[.A49]+1" office:value-type="float" office:value="25">
            <text:p>25</text:p>
          </table:table-cell>
          <table:table-cell table:formula="of:=([.$B$27]-[.$A50]+1)*([.$C$27]-[.$A50]+1)" office:value-type="float" office:value="226576">
            <text:p>226576</text:p>
          </table:table-cell>
          <table:table-cell table:number-columns-repeated="2"/>
          <table:table-cell office:value-type="float" office:value="100000">
            <text:p>100000</text:p>
          </table:table-cell>
          <table:table-cell table:formula="of:=[.E50]*([.E50]*2-1)" office:value-type="float" office:value="19999900000">
            <text:p>19999900000</text:p>
          </table:table-cell>
          <table:table-cell table:number-columns-repeated="8"/>
        </table:table-row>
        <table:table-row table:style-name="ro1">
          <table:table-cell table:formula="of:=[.A50]+1" office:value-type="float" office:value="26">
            <text:p>26</text:p>
          </table:table-cell>
          <table:table-cell table:formula="of:=([.$B$27]-[.$A51]+1)*([.$C$27]-[.$A51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51]+1" office:value-type="float" office:value="27">
            <text:p>27</text:p>
          </table:table-cell>
          <table:table-cell table:formula="of:=([.$B$27]-[.$A52]+1)*([.$C$27]-[.$A52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52]+1" office:value-type="float" office:value="28">
            <text:p>28</text:p>
          </table:table-cell>
          <table:table-cell table:formula="of:=([.$B$27]-[.$A53]+1)*([.$C$27]-[.$A53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53]+1" office:value-type="float" office:value="29">
            <text:p>29</text:p>
          </table:table-cell>
          <table:table-cell table:formula="of:=([.$B$27]-[.$A54]+1)*([.$C$27]-[.$A54]+1)" office:value-type="float" office:value="222784">
            <text:p>2227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54]+1" office:value-type="float" office:value="30">
            <text:p>30</text:p>
          </table:table-cell>
          <table:table-cell table:formula="of:=([.$B$27]-[.$A55]+1)*([.$C$27]-[.$A55]+1)" office:value-type="float" office:value="221841">
            <text:p>221841</text:p>
          </table:table-cell>
          <table:table-cell/>
          <table:table-cell table:formula="of:=5*SUM([.E55:.AE55])" office:value-type="float" office:value="1350.88484104361">
            <text:p>1350.8848410436</text:p>
          </table:table-cell>
          <table:table-cell table:formula="of:=PI()*[.E54]^2" office:value-type="float" office:value="28.2743338823081">
            <text:p>28.2743338823</text:p>
          </table:table-cell>
          <table:table-cell table:formula="of:=PI()*[.F54]^2" office:value-type="float" office:value="50.2654824574367">
            <text:p>50.2654824574</text:p>
          </table:table-cell>
          <table:table-cell table:formula="of:=PI()*[.G54]^2" office:value-type="float" office:value="78.5398163397448">
            <text:p>78.5398163397</text:p>
          </table:table-cell>
          <table:table-cell table:formula="of:=PI()*[.H54]^2" office:value-type="float" office:value="113.097335529233">
            <text:p>113.0973355292</text:p>
          </table:table-cell>
          <table:table-cell table:number-columns-repeated="6"/>
        </table:table-row>
        <table:table-row table:style-name="ro1">
          <table:table-cell table:formula="of:=[.A55]+1" office:value-type="float" office:value="31">
            <text:p>31</text:p>
          </table:table-cell>
          <table:table-cell table:formula="of:=([.$B$27]-[.$A56]+1)*([.$C$27]-[.$A56]+1)" office:value-type="float" office:value="220900">
            <text:p>220900</text:p>
          </table:table-cell>
          <table:table-cell/>
          <table:table-cell table:formula="of:=SUM([.E56:.AE56])" office:value-type="float" office:value="344">
            <text:p>344</text:p>
          </table:table-cell>
          <table:table-cell table:formula="of:=(2*[.E54])^2" office:value-type="float" office:value="36">
            <text:p>36</text:p>
          </table:table-cell>
          <table:table-cell table:formula="of:=(2*[.F54])^2" office:value-type="float" office:value="64">
            <text:p>64</text:p>
          </table:table-cell>
          <table:table-cell table:formula="of:=(2*[.G54])^2" office:value-type="float" office:value="100">
            <text:p>100</text:p>
          </table:table-cell>
          <table:table-cell table:formula="of:=(2*[.H54])^2" office:value-type="float" office:value="144">
            <text:p>144</text:p>
          </table:table-cell>
          <table:table-cell table:number-columns-repeated="6"/>
        </table:table-row>
        <table:table-row table:style-name="ro1">
          <table:table-cell table:formula="of:=[.A56]+1" office:value-type="float" office:value="32">
            <text:p>32</text:p>
          </table:table-cell>
          <table:table-cell table:formula="of:=([.$B$27]-[.$A57]+1)*([.$C$27]-[.$A57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57]+1" office:value-type="float" office:value="33">
            <text:p>33</text:p>
          </table:table-cell>
          <table:table-cell table:formula="of:=([.$B$27]-[.$A58]+1)*([.$C$27]-[.$A58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58]+1" office:value-type="float" office:value="34">
            <text:p>34</text:p>
          </table:table-cell>
          <table:table-cell table:formula="of:=([.$B$27]-[.$A59]+1)*([.$C$27]-[.$A59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59]+1" office:value-type="float" office:value="35">
            <text:p>35</text:p>
          </table:table-cell>
          <table:table-cell table:formula="of:=([.$B$27]-[.$A60]+1)*([.$C$27]-[.$A60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60]+1" office:value-type="float" office:value="36">
            <text:p>36</text:p>
          </table:table-cell>
          <table:table-cell table:formula="of:=([.$B$27]-[.$A61]+1)*([.$C$27]-[.$A61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61]+1" office:value-type="float" office:value="37">
            <text:p>37</text:p>
          </table:table-cell>
          <table:table-cell table:formula="of:=([.$B$27]-[.$A62]+1)*([.$C$27]-[.$A62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62]+1" office:value-type="float" office:value="38">
            <text:p>38</text:p>
          </table:table-cell>
          <table:table-cell table:formula="of:=([.$B$27]-[.$A63]+1)*([.$C$27]-[.$A63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63]+1" office:value-type="float" office:value="39">
            <text:p>39</text:p>
          </table:table-cell>
          <table:table-cell table:formula="of:=([.$B$27]-[.$A64]+1)*([.$C$27]-[.$A64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64]+1" office:value-type="float" office:value="40">
            <text:p>40</text:p>
          </table:table-cell>
          <table:table-cell table:formula="of:=([.$B$27]-[.$A65]+1)*([.$C$27]-[.$A65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65]+1" office:value-type="float" office:value="41">
            <text:p>41</text:p>
          </table:table-cell>
          <table:table-cell table:formula="of:=([.$B$27]-[.$A66]+1)*([.$C$27]-[.$A66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66]+1" office:value-type="float" office:value="42">
            <text:p>42</text:p>
          </table:table-cell>
          <table:table-cell table:formula="of:=([.$B$27]-[.$A67]+1)*([.$C$27]-[.$A67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67]+1" office:value-type="float" office:value="43">
            <text:p>43</text:p>
          </table:table-cell>
          <table:table-cell table:formula="of:=([.$B$27]-[.$A68]+1)*([.$C$27]-[.$A68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4">
            <text:p>44</text:p>
          </table:table-cell>
          <table:table-cell table:formula="of:=([.$B$27]-[.$A69]+1)*([.$C$27]-[.$A69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69]+1" office:value-type="float" office:value="45">
            <text:p>45</text:p>
          </table:table-cell>
          <table:table-cell table:formula="of:=([.$B$27]-[.$A70]+1)*([.$C$27]-[.$A70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6">
            <text:p>46</text:p>
          </table:table-cell>
          <table:table-cell table:formula="of:=([.$B$27]-[.$A71]+1)*([.$C$27]-[.$A71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71]+1" office:value-type="float" office:value="47">
            <text:p>47</text:p>
          </table:table-cell>
          <table:table-cell table:formula="of:=([.$B$27]-[.$A72]+1)*([.$C$27]-[.$A72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72]+1" office:value-type="float" office:value="48">
            <text:p>48</text:p>
          </table:table-cell>
          <table:table-cell table:formula="of:=([.$B$27]-[.$A73]+1)*([.$C$27]-[.$A73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9">
            <text:p>49</text:p>
          </table:table-cell>
          <table:table-cell table:formula="of:=([.$B$27]-[.$A74]+1)*([.$C$27]-[.$A74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74]+1" office:value-type="float" office:value="50">
            <text:p>50</text:p>
          </table:table-cell>
          <table:table-cell table:formula="of:=([.$B$27]-[.$A75]+1)*([.$C$27]-[.$A75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1">
            <text:p>51</text:p>
          </table:table-cell>
          <table:table-cell table:formula="of:=([.$B$27]-[.$A76]+1)*([.$C$27]-[.$A76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76]+1" office:value-type="float" office:value="52">
            <text:p>52</text:p>
          </table:table-cell>
          <table:table-cell table:formula="of:=([.$B$27]-[.$A77]+1)*([.$C$27]-[.$A77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77]+1" office:value-type="float" office:value="53">
            <text:p>53</text:p>
          </table:table-cell>
          <table:table-cell table:formula="of:=([.$B$27]-[.$A78]+1)*([.$C$27]-[.$A78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4">
            <text:p>54</text:p>
          </table:table-cell>
          <table:table-cell table:formula="of:=([.$B$27]-[.$A79]+1)*([.$C$27]-[.$A79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79]+1" office:value-type="float" office:value="55">
            <text:p>55</text:p>
          </table:table-cell>
          <table:table-cell table:formula="of:=([.$B$27]-[.$A80]+1)*([.$C$27]-[.$A80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6">
            <text:p>56</text:p>
          </table:table-cell>
          <table:table-cell table:formula="of:=([.$B$27]-[.$A81]+1)*([.$C$27]-[.$A81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81]+1" office:value-type="float" office:value="57">
            <text:p>57</text:p>
          </table:table-cell>
          <table:table-cell table:formula="of:=([.$B$27]-[.$A82]+1)*([.$C$27]-[.$A82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82]+1" office:value-type="float" office:value="58">
            <text:p>58</text:p>
          </table:table-cell>
          <table:table-cell table:formula="of:=([.$B$27]-[.$A83]+1)*([.$C$27]-[.$A83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9">
            <text:p>59</text:p>
          </table:table-cell>
          <table:table-cell table:formula="of:=([.$B$27]-[.$A84]+1)*([.$C$27]-[.$A84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84]+1" office:value-type="float" office:value="60">
            <text:p>60</text:p>
          </table:table-cell>
          <table:table-cell table:formula="of:=([.$B$27]-[.$A85]+1)*([.$C$27]-[.$A85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1">
            <text:p>61</text:p>
          </table:table-cell>
          <table:table-cell table:formula="of:=([.$B$27]-[.$A86]+1)*([.$C$27]-[.$A86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86]+1" office:value-type="float" office:value="62">
            <text:p>62</text:p>
          </table:table-cell>
          <table:table-cell table:formula="of:=([.$B$27]-[.$A87]+1)*([.$C$27]-[.$A87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87]+1" office:value-type="float" office:value="63">
            <text:p>63</text:p>
          </table:table-cell>
          <table:table-cell table:formula="of:=([.$B$27]-[.$A88]+1)*([.$C$27]-[.$A88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4">
            <text:p>64</text:p>
          </table:table-cell>
          <table:table-cell table:formula="of:=([.$B$27]-[.$A89]+1)*([.$C$27]-[.$A89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89]+1" office:value-type="float" office:value="65">
            <text:p>65</text:p>
          </table:table-cell>
          <table:table-cell table:formula="of:=([.$B$27]-[.$A90]+1)*([.$C$27]-[.$A90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6">
            <text:p>66</text:p>
          </table:table-cell>
          <table:table-cell table:formula="of:=([.$B$27]-[.$A91]+1)*([.$C$27]-[.$A91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91]+1" office:value-type="float" office:value="67">
            <text:p>67</text:p>
          </table:table-cell>
          <table:table-cell table:formula="of:=([.$B$27]-[.$A92]+1)*([.$C$27]-[.$A92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92]+1" office:value-type="float" office:value="68">
            <text:p>68</text:p>
          </table:table-cell>
          <table:table-cell table:formula="of:=([.$B$27]-[.$A93]+1)*([.$C$27]-[.$A93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9">
            <text:p>69</text:p>
          </table:table-cell>
          <table:table-cell table:formula="of:=([.$B$27]-[.$A94]+1)*([.$C$27]-[.$A94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94]+1" office:value-type="float" office:value="70">
            <text:p>70</text:p>
          </table:table-cell>
          <table:table-cell table:formula="of:=([.$B$27]-[.$A95]+1)*([.$C$27]-[.$A95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1">
            <text:p>71</text:p>
          </table:table-cell>
          <table:table-cell table:formula="of:=([.$B$27]-[.$A96]+1)*([.$C$27]-[.$A96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96]+1" office:value-type="float" office:value="72">
            <text:p>72</text:p>
          </table:table-cell>
          <table:table-cell table:formula="of:=([.$B$27]-[.$A97]+1)*([.$C$27]-[.$A97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97]+1" office:value-type="float" office:value="73">
            <text:p>73</text:p>
          </table:table-cell>
          <table:table-cell table:formula="of:=([.$B$27]-[.$A98]+1)*([.$C$27]-[.$A98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4">
            <text:p>74</text:p>
          </table:table-cell>
          <table:table-cell table:formula="of:=([.$B$27]-[.$A99]+1)*([.$C$27]-[.$A99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99]+1" office:value-type="float" office:value="75">
            <text:p>75</text:p>
          </table:table-cell>
          <table:table-cell table:formula="of:=([.$B$27]-[.$A100]+1)*([.$C$27]-[.$A100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6">
            <text:p>76</text:p>
          </table:table-cell>
          <table:table-cell table:formula="of:=([.$B$27]-[.$A101]+1)*([.$C$27]-[.$A101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7">
            <text:p>77</text:p>
          </table:table-cell>
          <table:table-cell table:formula="of:=([.$B$27]-[.$A102]+1)*([.$C$27]-[.$A102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8">
            <text:p>78</text:p>
          </table:table-cell>
          <table:table-cell table:formula="of:=([.$B$27]-[.$A103]+1)*([.$C$27]-[.$A103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9">
            <text:p>79</text:p>
          </table:table-cell>
          <table:table-cell table:formula="of:=([.$B$27]-[.$A104]+1)*([.$C$27]-[.$A104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104]+1" office:value-type="float" office:value="80">
            <text:p>80</text:p>
          </table:table-cell>
          <table:table-cell table:formula="of:=([.$B$27]-[.$A105]+1)*([.$C$27]-[.$A105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1">
            <text:p>81</text:p>
          </table:table-cell>
          <table:table-cell table:formula="of:=([.$B$27]-[.$A106]+1)*([.$C$27]-[.$A106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2">
            <text:p>82</text:p>
          </table:table-cell>
          <table:table-cell table:formula="of:=([.$B$27]-[.$A107]+1)*([.$C$27]-[.$A107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3">
            <text:p>83</text:p>
          </table:table-cell>
          <table:table-cell table:formula="of:=([.$B$27]-[.$A108]+1)*([.$C$27]-[.$A108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4">
            <text:p>84</text:p>
          </table:table-cell>
          <table:table-cell table:formula="of:=([.$B$27]-[.$A109]+1)*([.$C$27]-[.$A109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5">
            <text:p>85</text:p>
          </table:table-cell>
          <table:table-cell table:formula="of:=([.$B$27]-[.$A110]+1)*([.$C$27]-[.$A110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6">
            <text:p>86</text:p>
          </table:table-cell>
          <table:table-cell table:formula="of:=([.$B$27]-[.$A111]+1)*([.$C$27]-[.$A111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7">
            <text:p>87</text:p>
          </table:table-cell>
          <table:table-cell table:formula="of:=([.$B$27]-[.$A112]+1)*([.$C$27]-[.$A112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8">
            <text:p>88</text:p>
          </table:table-cell>
          <table:table-cell table:formula="of:=([.$B$27]-[.$A113]+1)*([.$C$27]-[.$A113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9">
            <text:p>89</text:p>
          </table:table-cell>
          <table:table-cell table:formula="of:=([.$B$27]-[.$A114]+1)*([.$C$27]-[.$A114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114]+1" office:value-type="float" office:value="90">
            <text:p>90</text:p>
          </table:table-cell>
          <table:table-cell table:formula="of:=([.$B$27]-[.$A115]+1)*([.$C$27]-[.$A115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1">
            <text:p>91</text:p>
          </table:table-cell>
          <table:table-cell table:formula="of:=([.$B$27]-[.$A116]+1)*([.$C$27]-[.$A116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2">
            <text:p>92</text:p>
          </table:table-cell>
          <table:table-cell table:formula="of:=([.$B$27]-[.$A117]+1)*([.$C$27]-[.$A117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3">
            <text:p>93</text:p>
          </table:table-cell>
          <table:table-cell table:formula="of:=([.$B$27]-[.$A118]+1)*([.$C$27]-[.$A118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4">
            <text:p>94</text:p>
          </table:table-cell>
          <table:table-cell table:formula="of:=([.$B$27]-[.$A119]+1)*([.$C$27]-[.$A119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5">
            <text:p>95</text:p>
          </table:table-cell>
          <table:table-cell table:formula="of:=([.$B$27]-[.$A120]+1)*([.$C$27]-[.$A120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6">
            <text:p>96</text:p>
          </table:table-cell>
          <table:table-cell table:formula="of:=([.$B$27]-[.$A121]+1)*([.$C$27]-[.$A121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7">
            <text:p>97</text:p>
          </table:table-cell>
          <table:table-cell table:formula="of:=([.$B$27]-[.$A122]+1)*([.$C$27]-[.$A122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8">
            <text:p>98</text:p>
          </table:table-cell>
          <table:table-cell table:formula="of:=([.$B$27]-[.$A123]+1)*([.$C$27]-[.$A123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9">
            <text:p>99</text:p>
          </table:table-cell>
          <table:table-cell table:formula="of:=([.$B$27]-[.$A124]+1)*([.$C$27]-[.$A124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124]+1" office:value-type="float" office:value="100">
            <text:p>100</text:p>
          </table:table-cell>
          <table:table-cell table:formula="of:=([.$B$27]-[.$A125]+1)*([.$C$27]-[.$A125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1">
            <text:p>101</text:p>
          </table:table-cell>
          <table:table-cell table:formula="of:=([.$B$27]-[.$A126]+1)*([.$C$27]-[.$A126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2">
            <text:p>102</text:p>
          </table:table-cell>
          <table:table-cell table:formula="of:=([.$B$27]-[.$A127]+1)*([.$C$27]-[.$A127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3">
            <text:p>103</text:p>
          </table:table-cell>
          <table:table-cell table:formula="of:=([.$B$27]-[.$A128]+1)*([.$C$27]-[.$A128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4">
            <text:p>104</text:p>
          </table:table-cell>
          <table:table-cell table:formula="of:=([.$B$27]-[.$A129]+1)*([.$C$27]-[.$A129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5">
            <text:p>105</text:p>
          </table:table-cell>
          <table:table-cell table:formula="of:=([.$B$27]-[.$A130]+1)*([.$C$27]-[.$A130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6">
            <text:p>106</text:p>
          </table:table-cell>
          <table:table-cell table:formula="of:=([.$B$27]-[.$A131]+1)*([.$C$27]-[.$A131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7">
            <text:p>107</text:p>
          </table:table-cell>
          <table:table-cell table:formula="of:=([.$B$27]-[.$A132]+1)*([.$C$27]-[.$A132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8">
            <text:p>108</text:p>
          </table:table-cell>
          <table:table-cell table:formula="of:=([.$B$27]-[.$A133]+1)*([.$C$27]-[.$A133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9">
            <text:p>109</text:p>
          </table:table-cell>
          <table:table-cell table:formula="of:=([.$B$27]-[.$A134]+1)*([.$C$27]-[.$A134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10">
            <text:p>110</text:p>
          </table:table-cell>
          <table:table-cell table:formula="of:=([.$B$27]-[.$A135]+1)*([.$C$27]-[.$A135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1">
            <text:p>111</text:p>
          </table:table-cell>
          <table:table-cell table:formula="of:=([.$B$27]-[.$A136]+1)*([.$C$27]-[.$A136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2">
            <text:p>112</text:p>
          </table:table-cell>
          <table:table-cell table:formula="of:=([.$B$27]-[.$A137]+1)*([.$C$27]-[.$A137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3">
            <text:p>113</text:p>
          </table:table-cell>
          <table:table-cell table:formula="of:=([.$B$27]-[.$A138]+1)*([.$C$27]-[.$A138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4">
            <text:p>114</text:p>
          </table:table-cell>
          <table:table-cell table:formula="of:=([.$B$27]-[.$A139]+1)*([.$C$27]-[.$A139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5">
            <text:p>115</text:p>
          </table:table-cell>
          <table:table-cell table:formula="of:=([.$B$27]-[.$A140]+1)*([.$C$27]-[.$A140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6">
            <text:p>116</text:p>
          </table:table-cell>
          <table:table-cell table:formula="of:=([.$B$27]-[.$A141]+1)*([.$C$27]-[.$A141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7">
            <text:p>117</text:p>
          </table:table-cell>
          <table:table-cell table:formula="of:=([.$B$27]-[.$A142]+1)*([.$C$27]-[.$A142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8">
            <text:p>118</text:p>
          </table:table-cell>
          <table:table-cell table:formula="of:=([.$B$27]-[.$A143]+1)*([.$C$27]-[.$A143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9">
            <text:p>119</text:p>
          </table:table-cell>
          <table:table-cell table:formula="of:=([.$B$27]-[.$A144]+1)*([.$C$27]-[.$A144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20">
            <text:p>120</text:p>
          </table:table-cell>
          <table:table-cell table:formula="of:=([.$B$27]-[.$A145]+1)*([.$C$27]-[.$A145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1">
            <text:p>121</text:p>
          </table:table-cell>
          <table:table-cell table:formula="of:=([.$B$27]-[.$A146]+1)*([.$C$27]-[.$A146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2">
            <text:p>122</text:p>
          </table:table-cell>
          <table:table-cell table:formula="of:=([.$B$27]-[.$A147]+1)*([.$C$27]-[.$A147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3">
            <text:p>123</text:p>
          </table:table-cell>
          <table:table-cell table:formula="of:=([.$B$27]-[.$A148]+1)*([.$C$27]-[.$A148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4">
            <text:p>124</text:p>
          </table:table-cell>
          <table:table-cell table:formula="of:=([.$B$27]-[.$A149]+1)*([.$C$27]-[.$A149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5">
            <text:p>125</text:p>
          </table:table-cell>
          <table:table-cell table:formula="of:=([.$B$27]-[.$A150]+1)*([.$C$27]-[.$A150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6">
            <text:p>126</text:p>
          </table:table-cell>
          <table:table-cell table:formula="of:=([.$B$27]-[.$A151]+1)*([.$C$27]-[.$A151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7">
            <text:p>127</text:p>
          </table:table-cell>
          <table:table-cell table:formula="of:=([.$B$27]-[.$A152]+1)*([.$C$27]-[.$A152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8">
            <text:p>128</text:p>
          </table:table-cell>
          <table:table-cell table:formula="of:=([.$B$27]-[.$A153]+1)*([.$C$27]-[.$A153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9">
            <text:p>129</text:p>
          </table:table-cell>
          <table:table-cell table:formula="of:=([.$B$27]-[.$A154]+1)*([.$C$27]-[.$A154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30">
            <text:p>130</text:p>
          </table:table-cell>
          <table:table-cell table:formula="of:=([.$B$27]-[.$A155]+1)*([.$C$27]-[.$A155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1">
            <text:p>131</text:p>
          </table:table-cell>
          <table:table-cell table:formula="of:=([.$B$27]-[.$A156]+1)*([.$C$27]-[.$A156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2">
            <text:p>132</text:p>
          </table:table-cell>
          <table:table-cell table:formula="of:=([.$B$27]-[.$A157]+1)*([.$C$27]-[.$A157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3">
            <text:p>133</text:p>
          </table:table-cell>
          <table:table-cell table:formula="of:=([.$B$27]-[.$A158]+1)*([.$C$27]-[.$A158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4">
            <text:p>134</text:p>
          </table:table-cell>
          <table:table-cell table:formula="of:=([.$B$27]-[.$A159]+1)*([.$C$27]-[.$A159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5">
            <text:p>135</text:p>
          </table:table-cell>
          <table:table-cell table:formula="of:=([.$B$27]-[.$A160]+1)*([.$C$27]-[.$A160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6">
            <text:p>136</text:p>
          </table:table-cell>
          <table:table-cell table:formula="of:=([.$B$27]-[.$A161]+1)*([.$C$27]-[.$A161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7">
            <text:p>137</text:p>
          </table:table-cell>
          <table:table-cell table:formula="of:=([.$B$27]-[.$A162]+1)*([.$C$27]-[.$A162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8">
            <text:p>138</text:p>
          </table:table-cell>
          <table:table-cell table:formula="of:=([.$B$27]-[.$A163]+1)*([.$C$27]-[.$A163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9">
            <text:p>139</text:p>
          </table:table-cell>
          <table:table-cell table:formula="of:=([.$B$27]-[.$A164]+1)*([.$C$27]-[.$A164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40">
            <text:p>140</text:p>
          </table:table-cell>
          <table:table-cell table:formula="of:=([.$B$27]-[.$A165]+1)*([.$C$27]-[.$A165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1">
            <text:p>141</text:p>
          </table:table-cell>
          <table:table-cell table:formula="of:=([.$B$27]-[.$A166]+1)*([.$C$27]-[.$A166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2">
            <text:p>142</text:p>
          </table:table-cell>
          <table:table-cell table:formula="of:=([.$B$27]-[.$A167]+1)*([.$C$27]-[.$A167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3">
            <text:p>143</text:p>
          </table:table-cell>
          <table:table-cell table:formula="of:=([.$B$27]-[.$A168]+1)*([.$C$27]-[.$A168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4">
            <text:p>144</text:p>
          </table:table-cell>
          <table:table-cell table:formula="of:=([.$B$27]-[.$A169]+1)*([.$C$27]-[.$A169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5">
            <text:p>145</text:p>
          </table:table-cell>
          <table:table-cell table:formula="of:=([.$B$27]-[.$A170]+1)*([.$C$27]-[.$A170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6">
            <text:p>146</text:p>
          </table:table-cell>
          <table:table-cell table:formula="of:=([.$B$27]-[.$A171]+1)*([.$C$27]-[.$A171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7">
            <text:p>147</text:p>
          </table:table-cell>
          <table:table-cell table:formula="of:=([.$B$27]-[.$A172]+1)*([.$C$27]-[.$A172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8">
            <text:p>148</text:p>
          </table:table-cell>
          <table:table-cell table:formula="of:=([.$B$27]-[.$A173]+1)*([.$C$27]-[.$A173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9">
            <text:p>149</text:p>
          </table:table-cell>
          <table:table-cell table:formula="of:=([.$B$27]-[.$A174]+1)*([.$C$27]-[.$A174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50">
            <text:p>150</text:p>
          </table:table-cell>
          <table:table-cell table:formula="of:=([.$B$27]-[.$A175]+1)*([.$C$27]-[.$A175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1">
            <text:p>151</text:p>
          </table:table-cell>
          <table:table-cell table:formula="of:=([.$B$27]-[.$A176]+1)*([.$C$27]-[.$A176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2">
            <text:p>152</text:p>
          </table:table-cell>
          <table:table-cell table:formula="of:=([.$B$27]-[.$A177]+1)*([.$C$27]-[.$A177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3">
            <text:p>153</text:p>
          </table:table-cell>
          <table:table-cell table:formula="of:=([.$B$27]-[.$A178]+1)*([.$C$27]-[.$A178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4">
            <text:p>154</text:p>
          </table:table-cell>
          <table:table-cell table:formula="of:=([.$B$27]-[.$A179]+1)*([.$C$27]-[.$A179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5">
            <text:p>155</text:p>
          </table:table-cell>
          <table:table-cell table:formula="of:=([.$B$27]-[.$A180]+1)*([.$C$27]-[.$A180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6">
            <text:p>156</text:p>
          </table:table-cell>
          <table:table-cell table:formula="of:=([.$B$27]-[.$A181]+1)*([.$C$27]-[.$A181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7">
            <text:p>157</text:p>
          </table:table-cell>
          <table:table-cell table:formula="of:=([.$B$27]-[.$A182]+1)*([.$C$27]-[.$A182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8">
            <text:p>158</text:p>
          </table:table-cell>
          <table:table-cell table:formula="of:=([.$B$27]-[.$A183]+1)*([.$C$27]-[.$A183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9">
            <text:p>159</text:p>
          </table:table-cell>
          <table:table-cell table:formula="of:=([.$B$27]-[.$A184]+1)*([.$C$27]-[.$A184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60">
            <text:p>160</text:p>
          </table:table-cell>
          <table:table-cell table:formula="of:=([.$B$27]-[.$A185]+1)*([.$C$27]-[.$A185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1">
            <text:p>161</text:p>
          </table:table-cell>
          <table:table-cell table:formula="of:=([.$B$27]-[.$A186]+1)*([.$C$27]-[.$A186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2">
            <text:p>162</text:p>
          </table:table-cell>
          <table:table-cell table:formula="of:=([.$B$27]-[.$A187]+1)*([.$C$27]-[.$A187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3">
            <text:p>163</text:p>
          </table:table-cell>
          <table:table-cell table:formula="of:=([.$B$27]-[.$A188]+1)*([.$C$27]-[.$A188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4">
            <text:p>164</text:p>
          </table:table-cell>
          <table:table-cell table:formula="of:=([.$B$27]-[.$A189]+1)*([.$C$27]-[.$A189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5">
            <text:p>165</text:p>
          </table:table-cell>
          <table:table-cell table:formula="of:=([.$B$27]-[.$A190]+1)*([.$C$27]-[.$A190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6">
            <text:p>166</text:p>
          </table:table-cell>
          <table:table-cell table:formula="of:=([.$B$27]-[.$A191]+1)*([.$C$27]-[.$A191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7">
            <text:p>167</text:p>
          </table:table-cell>
          <table:table-cell table:formula="of:=([.$B$27]-[.$A192]+1)*([.$C$27]-[.$A192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8">
            <text:p>168</text:p>
          </table:table-cell>
          <table:table-cell table:formula="of:=([.$B$27]-[.$A193]+1)*([.$C$27]-[.$A193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9">
            <text:p>169</text:p>
          </table:table-cell>
          <table:table-cell table:formula="of:=([.$B$27]-[.$A194]+1)*([.$C$27]-[.$A194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70">
            <text:p>170</text:p>
          </table:table-cell>
          <table:table-cell table:formula="of:=([.$B$27]-[.$A195]+1)*([.$C$27]-[.$A195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1">
            <text:p>171</text:p>
          </table:table-cell>
          <table:table-cell table:formula="of:=([.$B$27]-[.$A196]+1)*([.$C$27]-[.$A196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2">
            <text:p>172</text:p>
          </table:table-cell>
          <table:table-cell table:formula="of:=([.$B$27]-[.$A197]+1)*([.$C$27]-[.$A197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3">
            <text:p>173</text:p>
          </table:table-cell>
          <table:table-cell table:formula="of:=([.$B$27]-[.$A198]+1)*([.$C$27]-[.$A198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4">
            <text:p>174</text:p>
          </table:table-cell>
          <table:table-cell table:formula="of:=([.$B$27]-[.$A199]+1)*([.$C$27]-[.$A199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5">
            <text:p>175</text:p>
          </table:table-cell>
          <table:table-cell table:formula="of:=([.$B$27]-[.$A200]+1)*([.$C$27]-[.$A200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6">
            <text:p>176</text:p>
          </table:table-cell>
          <table:table-cell table:formula="of:=([.$B$27]-[.$A201]+1)*([.$C$27]-[.$A201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7">
            <text:p>177</text:p>
          </table:table-cell>
          <table:table-cell table:formula="of:=([.$B$27]-[.$A202]+1)*([.$C$27]-[.$A202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8">
            <text:p>178</text:p>
          </table:table-cell>
          <table:table-cell table:formula="of:=([.$B$27]-[.$A203]+1)*([.$C$27]-[.$A203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9">
            <text:p>179</text:p>
          </table:table-cell>
          <table:table-cell table:formula="of:=([.$B$27]-[.$A204]+1)*([.$C$27]-[.$A204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80">
            <text:p>180</text:p>
          </table:table-cell>
          <table:table-cell table:formula="of:=([.$B$27]-[.$A205]+1)*([.$C$27]-[.$A205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1">
            <text:p>181</text:p>
          </table:table-cell>
          <table:table-cell table:formula="of:=([.$B$27]-[.$A206]+1)*([.$C$27]-[.$A206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2">
            <text:p>182</text:p>
          </table:table-cell>
          <table:table-cell table:formula="of:=([.$B$27]-[.$A207]+1)*([.$C$27]-[.$A207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3">
            <text:p>183</text:p>
          </table:table-cell>
          <table:table-cell table:formula="of:=([.$B$27]-[.$A208]+1)*([.$C$27]-[.$A208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4">
            <text:p>184</text:p>
          </table:table-cell>
          <table:table-cell table:formula="of:=([.$B$27]-[.$A209]+1)*([.$C$27]-[.$A209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5">
            <text:p>185</text:p>
          </table:table-cell>
          <table:table-cell table:formula="of:=([.$B$27]-[.$A210]+1)*([.$C$27]-[.$A210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6">
            <text:p>186</text:p>
          </table:table-cell>
          <table:table-cell table:formula="of:=([.$B$27]-[.$A211]+1)*([.$C$27]-[.$A211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7">
            <text:p>187</text:p>
          </table:table-cell>
          <table:table-cell table:formula="of:=([.$B$27]-[.$A212]+1)*([.$C$27]-[.$A212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8">
            <text:p>188</text:p>
          </table:table-cell>
          <table:table-cell table:formula="of:=([.$B$27]-[.$A213]+1)*([.$C$27]-[.$A213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9">
            <text:p>189</text:p>
          </table:table-cell>
          <table:table-cell table:formula="of:=([.$B$27]-[.$A214]+1)*([.$C$27]-[.$A214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90">
            <text:p>190</text:p>
          </table:table-cell>
          <table:table-cell table:formula="of:=([.$B$27]-[.$A215]+1)*([.$C$27]-[.$A215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1">
            <text:p>191</text:p>
          </table:table-cell>
          <table:table-cell table:formula="of:=([.$B$27]-[.$A216]+1)*([.$C$27]-[.$A216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2">
            <text:p>192</text:p>
          </table:table-cell>
          <table:table-cell table:formula="of:=([.$B$27]-[.$A217]+1)*([.$C$27]-[.$A217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3">
            <text:p>193</text:p>
          </table:table-cell>
          <table:table-cell table:formula="of:=([.$B$27]-[.$A218]+1)*([.$C$27]-[.$A218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4">
            <text:p>194</text:p>
          </table:table-cell>
          <table:table-cell table:formula="of:=([.$B$27]-[.$A219]+1)*([.$C$27]-[.$A219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5">
            <text:p>195</text:p>
          </table:table-cell>
          <table:table-cell table:formula="of:=([.$B$27]-[.$A220]+1)*([.$C$27]-[.$A220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6">
            <text:p>196</text:p>
          </table:table-cell>
          <table:table-cell table:formula="of:=([.$B$27]-[.$A221]+1)*([.$C$27]-[.$A221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7">
            <text:p>197</text:p>
          </table:table-cell>
          <table:table-cell table:formula="of:=([.$B$27]-[.$A222]+1)*([.$C$27]-[.$A222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8">
            <text:p>198</text:p>
          </table:table-cell>
          <table:table-cell table:formula="of:=([.$B$27]-[.$A223]+1)*([.$C$27]-[.$A223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9">
            <text:p>199</text:p>
          </table:table-cell>
          <table:table-cell table:formula="of:=([.$B$27]-[.$A224]+1)*([.$C$27]-[.$A224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00">
            <text:p>200</text:p>
          </table:table-cell>
          <table:table-cell table:formula="of:=([.$B$27]-[.$A225]+1)*([.$C$27]-[.$A225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1">
            <text:p>201</text:p>
          </table:table-cell>
          <table:table-cell table:formula="of:=([.$B$27]-[.$A226]+1)*([.$C$27]-[.$A226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2">
            <text:p>202</text:p>
          </table:table-cell>
          <table:table-cell table:formula="of:=([.$B$27]-[.$A227]+1)*([.$C$27]-[.$A227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3">
            <text:p>203</text:p>
          </table:table-cell>
          <table:table-cell table:formula="of:=([.$B$27]-[.$A228]+1)*([.$C$27]-[.$A228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4">
            <text:p>204</text:p>
          </table:table-cell>
          <table:table-cell table:formula="of:=([.$B$27]-[.$A229]+1)*([.$C$27]-[.$A229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5">
            <text:p>205</text:p>
          </table:table-cell>
          <table:table-cell table:formula="of:=([.$B$27]-[.$A230]+1)*([.$C$27]-[.$A230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6">
            <text:p>206</text:p>
          </table:table-cell>
          <table:table-cell table:formula="of:=([.$B$27]-[.$A231]+1)*([.$C$27]-[.$A231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7">
            <text:p>207</text:p>
          </table:table-cell>
          <table:table-cell table:formula="of:=([.$B$27]-[.$A232]+1)*([.$C$27]-[.$A232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8">
            <text:p>208</text:p>
          </table:table-cell>
          <table:table-cell table:formula="of:=([.$B$27]-[.$A233]+1)*([.$C$27]-[.$A233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9">
            <text:p>209</text:p>
          </table:table-cell>
          <table:table-cell table:formula="of:=([.$B$27]-[.$A234]+1)*([.$C$27]-[.$A234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10">
            <text:p>210</text:p>
          </table:table-cell>
          <table:table-cell table:formula="of:=([.$B$27]-[.$A235]+1)*([.$C$27]-[.$A235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1">
            <text:p>211</text:p>
          </table:table-cell>
          <table:table-cell table:formula="of:=([.$B$27]-[.$A236]+1)*([.$C$27]-[.$A236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2">
            <text:p>212</text:p>
          </table:table-cell>
          <table:table-cell table:formula="of:=([.$B$27]-[.$A237]+1)*([.$C$27]-[.$A237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3">
            <text:p>213</text:p>
          </table:table-cell>
          <table:table-cell table:formula="of:=([.$B$27]-[.$A238]+1)*([.$C$27]-[.$A238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4">
            <text:p>214</text:p>
          </table:table-cell>
          <table:table-cell table:formula="of:=([.$B$27]-[.$A239]+1)*([.$C$27]-[.$A239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5">
            <text:p>215</text:p>
          </table:table-cell>
          <table:table-cell table:formula="of:=([.$B$27]-[.$A240]+1)*([.$C$27]-[.$A240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6">
            <text:p>216</text:p>
          </table:table-cell>
          <table:table-cell table:formula="of:=([.$B$27]-[.$A241]+1)*([.$C$27]-[.$A241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7">
            <text:p>217</text:p>
          </table:table-cell>
          <table:table-cell table:formula="of:=([.$B$27]-[.$A242]+1)*([.$C$27]-[.$A242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8">
            <text:p>218</text:p>
          </table:table-cell>
          <table:table-cell table:formula="of:=([.$B$27]-[.$A243]+1)*([.$C$27]-[.$A243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9">
            <text:p>219</text:p>
          </table:table-cell>
          <table:table-cell table:formula="of:=([.$B$27]-[.$A244]+1)*([.$C$27]-[.$A244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20">
            <text:p>220</text:p>
          </table:table-cell>
          <table:table-cell table:formula="of:=([.$B$27]-[.$A245]+1)*([.$C$27]-[.$A245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1">
            <text:p>221</text:p>
          </table:table-cell>
          <table:table-cell table:formula="of:=([.$B$27]-[.$A246]+1)*([.$C$27]-[.$A246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2">
            <text:p>222</text:p>
          </table:table-cell>
          <table:table-cell table:formula="of:=([.$B$27]-[.$A247]+1)*([.$C$27]-[.$A247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3">
            <text:p>223</text:p>
          </table:table-cell>
          <table:table-cell table:formula="of:=([.$B$27]-[.$A248]+1)*([.$C$27]-[.$A248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4">
            <text:p>224</text:p>
          </table:table-cell>
          <table:table-cell table:formula="of:=([.$B$27]-[.$A249]+1)*([.$C$27]-[.$A249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5">
            <text:p>225</text:p>
          </table:table-cell>
          <table:table-cell table:formula="of:=([.$B$27]-[.$A250]+1)*([.$C$27]-[.$A250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6">
            <text:p>226</text:p>
          </table:table-cell>
          <table:table-cell table:formula="of:=([.$B$27]-[.$A251]+1)*([.$C$27]-[.$A251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7">
            <text:p>227</text:p>
          </table:table-cell>
          <table:table-cell table:formula="of:=([.$B$27]-[.$A252]+1)*([.$C$27]-[.$A252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8">
            <text:p>228</text:p>
          </table:table-cell>
          <table:table-cell table:formula="of:=([.$B$27]-[.$A253]+1)*([.$C$27]-[.$A253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9">
            <text:p>229</text:p>
          </table:table-cell>
          <table:table-cell table:formula="of:=([.$B$27]-[.$A254]+1)*([.$C$27]-[.$A254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30">
            <text:p>230</text:p>
          </table:table-cell>
          <table:table-cell table:formula="of:=([.$B$27]-[.$A255]+1)*([.$C$27]-[.$A255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1">
            <text:p>231</text:p>
          </table:table-cell>
          <table:table-cell table:formula="of:=([.$B$27]-[.$A256]+1)*([.$C$27]-[.$A256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2">
            <text:p>232</text:p>
          </table:table-cell>
          <table:table-cell table:formula="of:=([.$B$27]-[.$A257]+1)*([.$C$27]-[.$A257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3">
            <text:p>233</text:p>
          </table:table-cell>
          <table:table-cell table:formula="of:=([.$B$27]-[.$A258]+1)*([.$C$27]-[.$A258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4">
            <text:p>234</text:p>
          </table:table-cell>
          <table:table-cell table:formula="of:=([.$B$27]-[.$A259]+1)*([.$C$27]-[.$A259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5">
            <text:p>235</text:p>
          </table:table-cell>
          <table:table-cell table:formula="of:=([.$B$27]-[.$A260]+1)*([.$C$27]-[.$A260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6">
            <text:p>236</text:p>
          </table:table-cell>
          <table:table-cell table:formula="of:=([.$B$27]-[.$A261]+1)*([.$C$27]-[.$A261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7">
            <text:p>237</text:p>
          </table:table-cell>
          <table:table-cell table:formula="of:=([.$B$27]-[.$A262]+1)*([.$C$27]-[.$A262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8">
            <text:p>238</text:p>
          </table:table-cell>
          <table:table-cell table:formula="of:=([.$B$27]-[.$A263]+1)*([.$C$27]-[.$A263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9">
            <text:p>239</text:p>
          </table:table-cell>
          <table:table-cell table:formula="of:=([.$B$27]-[.$A264]+1)*([.$C$27]-[.$A264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40">
            <text:p>240</text:p>
          </table:table-cell>
          <table:table-cell table:formula="of:=([.$B$27]-[.$A265]+1)*([.$C$27]-[.$A265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1">
            <text:p>241</text:p>
          </table:table-cell>
          <table:table-cell table:formula="of:=([.$B$27]-[.$A266]+1)*([.$C$27]-[.$A266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2">
            <text:p>242</text:p>
          </table:table-cell>
          <table:table-cell table:formula="of:=([.$B$27]-[.$A267]+1)*([.$C$27]-[.$A267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3">
            <text:p>243</text:p>
          </table:table-cell>
          <table:table-cell table:formula="of:=([.$B$27]-[.$A268]+1)*([.$C$27]-[.$A268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4">
            <text:p>244</text:p>
          </table:table-cell>
          <table:table-cell table:formula="of:=([.$B$27]-[.$A269]+1)*([.$C$27]-[.$A269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5">
            <text:p>245</text:p>
          </table:table-cell>
          <table:table-cell table:formula="of:=([.$B$27]-[.$A270]+1)*([.$C$27]-[.$A270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6">
            <text:p>246</text:p>
          </table:table-cell>
          <table:table-cell table:formula="of:=([.$B$27]-[.$A271]+1)*([.$C$27]-[.$A271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7">
            <text:p>247</text:p>
          </table:table-cell>
          <table:table-cell table:formula="of:=([.$B$27]-[.$A272]+1)*([.$C$27]-[.$A272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8">
            <text:p>248</text:p>
          </table:table-cell>
          <table:table-cell table:formula="of:=([.$B$27]-[.$A273]+1)*([.$C$27]-[.$A273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9">
            <text:p>249</text:p>
          </table:table-cell>
          <table:table-cell table:formula="of:=([.$B$27]-[.$A274]+1)*([.$C$27]-[.$A274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50">
            <text:p>250</text:p>
          </table:table-cell>
          <table:table-cell table:formula="of:=([.$B$27]-[.$A275]+1)*([.$C$27]-[.$A275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1">
            <text:p>251</text:p>
          </table:table-cell>
          <table:table-cell table:formula="of:=([.$B$27]-[.$A276]+1)*([.$C$27]-[.$A276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2">
            <text:p>252</text:p>
          </table:table-cell>
          <table:table-cell table:formula="of:=([.$B$27]-[.$A277]+1)*([.$C$27]-[.$A277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3">
            <text:p>253</text:p>
          </table:table-cell>
          <table:table-cell table:formula="of:=([.$B$27]-[.$A278]+1)*([.$C$27]-[.$A278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4">
            <text:p>254</text:p>
          </table:table-cell>
          <table:table-cell table:formula="of:=([.$B$27]-[.$A279]+1)*([.$C$27]-[.$A279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5">
            <text:p>255</text:p>
          </table:table-cell>
          <table:table-cell table:formula="of:=([.$B$27]-[.$A280]+1)*([.$C$27]-[.$A280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6">
            <text:p>256</text:p>
          </table:table-cell>
          <table:table-cell table:formula="of:=([.$B$27]-[.$A281]+1)*([.$C$27]-[.$A281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7">
            <text:p>257</text:p>
          </table:table-cell>
          <table:table-cell table:formula="of:=([.$B$27]-[.$A282]+1)*([.$C$27]-[.$A282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8">
            <text:p>258</text:p>
          </table:table-cell>
          <table:table-cell table:formula="of:=([.$B$27]-[.$A283]+1)*([.$C$27]-[.$A283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9">
            <text:p>259</text:p>
          </table:table-cell>
          <table:table-cell table:formula="of:=([.$B$27]-[.$A284]+1)*([.$C$27]-[.$A284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60">
            <text:p>260</text:p>
          </table:table-cell>
          <table:table-cell table:formula="of:=([.$B$27]-[.$A285]+1)*([.$C$27]-[.$A285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1">
            <text:p>261</text:p>
          </table:table-cell>
          <table:table-cell table:formula="of:=([.$B$27]-[.$A286]+1)*([.$C$27]-[.$A286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2">
            <text:p>262</text:p>
          </table:table-cell>
          <table:table-cell table:formula="of:=([.$B$27]-[.$A287]+1)*([.$C$27]-[.$A287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3">
            <text:p>263</text:p>
          </table:table-cell>
          <table:table-cell table:formula="of:=([.$B$27]-[.$A288]+1)*([.$C$27]-[.$A288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4">
            <text:p>264</text:p>
          </table:table-cell>
          <table:table-cell table:formula="of:=([.$B$27]-[.$A289]+1)*([.$C$27]-[.$A289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5">
            <text:p>265</text:p>
          </table:table-cell>
          <table:table-cell table:formula="of:=([.$B$27]-[.$A290]+1)*([.$C$27]-[.$A290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6">
            <text:p>266</text:p>
          </table:table-cell>
          <table:table-cell table:formula="of:=([.$B$27]-[.$A291]+1)*([.$C$27]-[.$A291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7">
            <text:p>267</text:p>
          </table:table-cell>
          <table:table-cell table:formula="of:=([.$B$27]-[.$A292]+1)*([.$C$27]-[.$A292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8">
            <text:p>268</text:p>
          </table:table-cell>
          <table:table-cell table:formula="of:=([.$B$27]-[.$A293]+1)*([.$C$27]-[.$A293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9">
            <text:p>269</text:p>
          </table:table-cell>
          <table:table-cell table:formula="of:=([.$B$27]-[.$A294]+1)*([.$C$27]-[.$A294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70">
            <text:p>270</text:p>
          </table:table-cell>
          <table:table-cell table:formula="of:=([.$B$27]-[.$A295]+1)*([.$C$27]-[.$A295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1">
            <text:p>271</text:p>
          </table:table-cell>
          <table:table-cell table:formula="of:=([.$B$27]-[.$A296]+1)*([.$C$27]-[.$A296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2">
            <text:p>272</text:p>
          </table:table-cell>
          <table:table-cell table:formula="of:=([.$B$27]-[.$A297]+1)*([.$C$27]-[.$A297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3">
            <text:p>273</text:p>
          </table:table-cell>
          <table:table-cell table:formula="of:=([.$B$27]-[.$A298]+1)*([.$C$27]-[.$A298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4">
            <text:p>274</text:p>
          </table:table-cell>
          <table:table-cell table:formula="of:=([.$B$27]-[.$A299]+1)*([.$C$27]-[.$A299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5">
            <text:p>275</text:p>
          </table:table-cell>
          <table:table-cell table:formula="of:=([.$B$27]-[.$A300]+1)*([.$C$27]-[.$A300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6">
            <text:p>276</text:p>
          </table:table-cell>
          <table:table-cell table:formula="of:=([.$B$27]-[.$A301]+1)*([.$C$27]-[.$A301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7">
            <text:p>277</text:p>
          </table:table-cell>
          <table:table-cell table:formula="of:=([.$B$27]-[.$A302]+1)*([.$C$27]-[.$A302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8">
            <text:p>278</text:p>
          </table:table-cell>
          <table:table-cell table:formula="of:=([.$B$27]-[.$A303]+1)*([.$C$27]-[.$A303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9">
            <text:p>279</text:p>
          </table:table-cell>
          <table:table-cell table:formula="of:=([.$B$27]-[.$A304]+1)*([.$C$27]-[.$A304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80">
            <text:p>280</text:p>
          </table:table-cell>
          <table:table-cell table:formula="of:=([.$B$27]-[.$A305]+1)*([.$C$27]-[.$A305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1">
            <text:p>281</text:p>
          </table:table-cell>
          <table:table-cell table:formula="of:=([.$B$27]-[.$A306]+1)*([.$C$27]-[.$A306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2">
            <text:p>282</text:p>
          </table:table-cell>
          <table:table-cell table:formula="of:=([.$B$27]-[.$A307]+1)*([.$C$27]-[.$A307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3">
            <text:p>283</text:p>
          </table:table-cell>
          <table:table-cell table:formula="of:=([.$B$27]-[.$A308]+1)*([.$C$27]-[.$A308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4">
            <text:p>284</text:p>
          </table:table-cell>
          <table:table-cell table:formula="of:=([.$B$27]-[.$A309]+1)*([.$C$27]-[.$A309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5">
            <text:p>285</text:p>
          </table:table-cell>
          <table:table-cell table:formula="of:=([.$B$27]-[.$A310]+1)*([.$C$27]-[.$A310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6">
            <text:p>286</text:p>
          </table:table-cell>
          <table:table-cell table:formula="of:=([.$B$27]-[.$A311]+1)*([.$C$27]-[.$A311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7">
            <text:p>287</text:p>
          </table:table-cell>
          <table:table-cell table:formula="of:=([.$B$27]-[.$A312]+1)*([.$C$27]-[.$A312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8">
            <text:p>288</text:p>
          </table:table-cell>
          <table:table-cell table:formula="of:=([.$B$27]-[.$A313]+1)*([.$C$27]-[.$A313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9">
            <text:p>289</text:p>
          </table:table-cell>
          <table:table-cell table:formula="of:=([.$B$27]-[.$A314]+1)*([.$C$27]-[.$A314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90">
            <text:p>290</text:p>
          </table:table-cell>
          <table:table-cell table:formula="of:=([.$B$27]-[.$A315]+1)*([.$C$27]-[.$A315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1">
            <text:p>291</text:p>
          </table:table-cell>
          <table:table-cell table:formula="of:=([.$B$27]-[.$A316]+1)*([.$C$27]-[.$A316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2">
            <text:p>292</text:p>
          </table:table-cell>
          <table:table-cell table:formula="of:=([.$B$27]-[.$A317]+1)*([.$C$27]-[.$A317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3">
            <text:p>293</text:p>
          </table:table-cell>
          <table:table-cell table:formula="of:=([.$B$27]-[.$A318]+1)*([.$C$27]-[.$A318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4">
            <text:p>294</text:p>
          </table:table-cell>
          <table:table-cell table:formula="of:=([.$B$27]-[.$A319]+1)*([.$C$27]-[.$A319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5">
            <text:p>295</text:p>
          </table:table-cell>
          <table:table-cell table:formula="of:=([.$B$27]-[.$A320]+1)*([.$C$27]-[.$A320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6">
            <text:p>296</text:p>
          </table:table-cell>
          <table:table-cell table:formula="of:=([.$B$27]-[.$A321]+1)*([.$C$27]-[.$A321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7">
            <text:p>297</text:p>
          </table:table-cell>
          <table:table-cell table:formula="of:=([.$B$27]-[.$A322]+1)*([.$C$27]-[.$A322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8">
            <text:p>298</text:p>
          </table:table-cell>
          <table:table-cell table:formula="of:=([.$B$27]-[.$A323]+1)*([.$C$27]-[.$A323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9">
            <text:p>299</text:p>
          </table:table-cell>
          <table:table-cell table:formula="of:=([.$B$27]-[.$A324]+1)*([.$C$27]-[.$A324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00">
            <text:p>300</text:p>
          </table:table-cell>
          <table:table-cell table:formula="of:=([.$B$27]-[.$A325]+1)*([.$C$27]-[.$A325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1">
            <text:p>301</text:p>
          </table:table-cell>
          <table:table-cell table:formula="of:=([.$B$27]-[.$A326]+1)*([.$C$27]-[.$A326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2">
            <text:p>302</text:p>
          </table:table-cell>
          <table:table-cell table:formula="of:=([.$B$27]-[.$A327]+1)*([.$C$27]-[.$A327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3">
            <text:p>303</text:p>
          </table:table-cell>
          <table:table-cell table:formula="of:=([.$B$27]-[.$A328]+1)*([.$C$27]-[.$A328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4">
            <text:p>304</text:p>
          </table:table-cell>
          <table:table-cell table:formula="of:=([.$B$27]-[.$A329]+1)*([.$C$27]-[.$A329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5">
            <text:p>305</text:p>
          </table:table-cell>
          <table:table-cell table:formula="of:=([.$B$27]-[.$A330]+1)*([.$C$27]-[.$A330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6">
            <text:p>306</text:p>
          </table:table-cell>
          <table:table-cell table:formula="of:=([.$B$27]-[.$A331]+1)*([.$C$27]-[.$A331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7">
            <text:p>307</text:p>
          </table:table-cell>
          <table:table-cell table:formula="of:=([.$B$27]-[.$A332]+1)*([.$C$27]-[.$A332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8">
            <text:p>308</text:p>
          </table:table-cell>
          <table:table-cell table:formula="of:=([.$B$27]-[.$A333]+1)*([.$C$27]-[.$A333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9">
            <text:p>309</text:p>
          </table:table-cell>
          <table:table-cell table:formula="of:=([.$B$27]-[.$A334]+1)*([.$C$27]-[.$A334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10">
            <text:p>310</text:p>
          </table:table-cell>
          <table:table-cell table:formula="of:=([.$B$27]-[.$A335]+1)*([.$C$27]-[.$A335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1">
            <text:p>311</text:p>
          </table:table-cell>
          <table:table-cell table:formula="of:=([.$B$27]-[.$A336]+1)*([.$C$27]-[.$A336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2">
            <text:p>312</text:p>
          </table:table-cell>
          <table:table-cell table:formula="of:=([.$B$27]-[.$A337]+1)*([.$C$27]-[.$A337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3">
            <text:p>313</text:p>
          </table:table-cell>
          <table:table-cell table:formula="of:=([.$B$27]-[.$A338]+1)*([.$C$27]-[.$A338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4">
            <text:p>314</text:p>
          </table:table-cell>
          <table:table-cell table:formula="of:=([.$B$27]-[.$A339]+1)*([.$C$27]-[.$A339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5">
            <text:p>315</text:p>
          </table:table-cell>
          <table:table-cell table:formula="of:=([.$B$27]-[.$A340]+1)*([.$C$27]-[.$A340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6">
            <text:p>316</text:p>
          </table:table-cell>
          <table:table-cell table:formula="of:=([.$B$27]-[.$A341]+1)*([.$C$27]-[.$A341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7">
            <text:p>317</text:p>
          </table:table-cell>
          <table:table-cell table:formula="of:=([.$B$27]-[.$A342]+1)*([.$C$27]-[.$A342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8">
            <text:p>318</text:p>
          </table:table-cell>
          <table:table-cell table:formula="of:=([.$B$27]-[.$A343]+1)*([.$C$27]-[.$A343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9">
            <text:p>319</text:p>
          </table:table-cell>
          <table:table-cell table:formula="of:=([.$B$27]-[.$A344]+1)*([.$C$27]-[.$A344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0">
            <text:p>320</text:p>
          </table:table-cell>
          <table:table-cell table:formula="of:=([.$B$27]-[.$A345]+1)*([.$C$27]-[.$A345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1">
            <text:p>321</text:p>
          </table:table-cell>
          <table:table-cell table:formula="of:=([.$B$27]-[.$A346]+1)*([.$C$27]-[.$A346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2">
            <text:p>322</text:p>
          </table:table-cell>
          <table:table-cell table:formula="of:=([.$B$27]-[.$A347]+1)*([.$C$27]-[.$A347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3">
            <text:p>323</text:p>
          </table:table-cell>
          <table:table-cell table:formula="of:=([.$B$27]-[.$A348]+1)*([.$C$27]-[.$A348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4">
            <text:p>324</text:p>
          </table:table-cell>
          <table:table-cell table:formula="of:=([.$B$27]-[.$A349]+1)*([.$C$27]-[.$A349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5">
            <text:p>325</text:p>
          </table:table-cell>
          <table:table-cell table:formula="of:=([.$B$27]-[.$A350]+1)*([.$C$27]-[.$A350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6">
            <text:p>326</text:p>
          </table:table-cell>
          <table:table-cell table:formula="of:=([.$B$27]-[.$A351]+1)*([.$C$27]-[.$A351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7">
            <text:p>327</text:p>
          </table:table-cell>
          <table:table-cell table:formula="of:=([.$B$27]-[.$A352]+1)*([.$C$27]-[.$A352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8">
            <text:p>328</text:p>
          </table:table-cell>
          <table:table-cell table:formula="of:=([.$B$27]-[.$A353]+1)*([.$C$27]-[.$A353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9">
            <text:p>329</text:p>
          </table:table-cell>
          <table:table-cell table:formula="of:=([.$B$27]-[.$A354]+1)*([.$C$27]-[.$A354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0">
            <text:p>330</text:p>
          </table:table-cell>
          <table:table-cell table:formula="of:=([.$B$27]-[.$A355]+1)*([.$C$27]-[.$A355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1">
            <text:p>331</text:p>
          </table:table-cell>
          <table:table-cell table:formula="of:=([.$B$27]-[.$A356]+1)*([.$C$27]-[.$A356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2">
            <text:p>332</text:p>
          </table:table-cell>
          <table:table-cell table:formula="of:=([.$B$27]-[.$A357]+1)*([.$C$27]-[.$A357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3">
            <text:p>333</text:p>
          </table:table-cell>
          <table:table-cell table:formula="of:=([.$B$27]-[.$A358]+1)*([.$C$27]-[.$A358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4">
            <text:p>334</text:p>
          </table:table-cell>
          <table:table-cell table:formula="of:=([.$B$27]-[.$A359]+1)*([.$C$27]-[.$A359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5">
            <text:p>335</text:p>
          </table:table-cell>
          <table:table-cell table:formula="of:=([.$B$27]-[.$A360]+1)*([.$C$27]-[.$A360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6">
            <text:p>336</text:p>
          </table:table-cell>
          <table:table-cell table:formula="of:=([.$B$27]-[.$A361]+1)*([.$C$27]-[.$A361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7">
            <text:p>337</text:p>
          </table:table-cell>
          <table:table-cell table:formula="of:=([.$B$27]-[.$A362]+1)*([.$C$27]-[.$A362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8">
            <text:p>338</text:p>
          </table:table-cell>
          <table:table-cell table:formula="of:=([.$B$27]-[.$A363]+1)*([.$C$27]-[.$A363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9">
            <text:p>339</text:p>
          </table:table-cell>
          <table:table-cell table:formula="of:=([.$B$27]-[.$A364]+1)*([.$C$27]-[.$A364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0">
            <text:p>340</text:p>
          </table:table-cell>
          <table:table-cell table:formula="of:=([.$B$27]-[.$A365]+1)*([.$C$27]-[.$A365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1">
            <text:p>341</text:p>
          </table:table-cell>
          <table:table-cell table:formula="of:=([.$B$27]-[.$A366]+1)*([.$C$27]-[.$A366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2">
            <text:p>342</text:p>
          </table:table-cell>
          <table:table-cell table:formula="of:=([.$B$27]-[.$A367]+1)*([.$C$27]-[.$A367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3">
            <text:p>343</text:p>
          </table:table-cell>
          <table:table-cell table:formula="of:=([.$B$27]-[.$A368]+1)*([.$C$27]-[.$A368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4">
            <text:p>344</text:p>
          </table:table-cell>
          <table:table-cell table:formula="of:=([.$B$27]-[.$A369]+1)*([.$C$27]-[.$A369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5">
            <text:p>345</text:p>
          </table:table-cell>
          <table:table-cell table:formula="of:=([.$B$27]-[.$A370]+1)*([.$C$27]-[.$A370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6">
            <text:p>346</text:p>
          </table:table-cell>
          <table:table-cell table:formula="of:=([.$B$27]-[.$A371]+1)*([.$C$27]-[.$A371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7">
            <text:p>347</text:p>
          </table:table-cell>
          <table:table-cell table:formula="of:=([.$B$27]-[.$A372]+1)*([.$C$27]-[.$A372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8">
            <text:p>348</text:p>
          </table:table-cell>
          <table:table-cell table:formula="of:=([.$B$27]-[.$A373]+1)*([.$C$27]-[.$A373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9">
            <text:p>349</text:p>
          </table:table-cell>
          <table:table-cell table:formula="of:=([.$B$27]-[.$A374]+1)*([.$C$27]-[.$A374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0">
            <text:p>350</text:p>
          </table:table-cell>
          <table:table-cell table:formula="of:=([.$B$27]-[.$A375]+1)*([.$C$27]-[.$A375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1">
            <text:p>351</text:p>
          </table:table-cell>
          <table:table-cell table:formula="of:=([.$B$27]-[.$A376]+1)*([.$C$27]-[.$A376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2">
            <text:p>352</text:p>
          </table:table-cell>
          <table:table-cell table:formula="of:=([.$B$27]-[.$A377]+1)*([.$C$27]-[.$A377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3">
            <text:p>353</text:p>
          </table:table-cell>
          <table:table-cell table:formula="of:=([.$B$27]-[.$A378]+1)*([.$C$27]-[.$A378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4">
            <text:p>354</text:p>
          </table:table-cell>
          <table:table-cell table:formula="of:=([.$B$27]-[.$A379]+1)*([.$C$27]-[.$A379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5">
            <text:p>355</text:p>
          </table:table-cell>
          <table:table-cell table:formula="of:=([.$B$27]-[.$A380]+1)*([.$C$27]-[.$A380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6">
            <text:p>356</text:p>
          </table:table-cell>
          <table:table-cell table:formula="of:=([.$B$27]-[.$A381]+1)*([.$C$27]-[.$A381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7">
            <text:p>357</text:p>
          </table:table-cell>
          <table:table-cell table:formula="of:=([.$B$27]-[.$A382]+1)*([.$C$27]-[.$A382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8">
            <text:p>358</text:p>
          </table:table-cell>
          <table:table-cell table:formula="of:=([.$B$27]-[.$A383]+1)*([.$C$27]-[.$A383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9">
            <text:p>359</text:p>
          </table:table-cell>
          <table:table-cell table:formula="of:=([.$B$27]-[.$A384]+1)*([.$C$27]-[.$A384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0">
            <text:p>360</text:p>
          </table:table-cell>
          <table:table-cell table:formula="of:=([.$B$27]-[.$A385]+1)*([.$C$27]-[.$A385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1">
            <text:p>361</text:p>
          </table:table-cell>
          <table:table-cell table:formula="of:=([.$B$27]-[.$A386]+1)*([.$C$27]-[.$A386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2">
            <text:p>362</text:p>
          </table:table-cell>
          <table:table-cell table:formula="of:=([.$B$27]-[.$A387]+1)*([.$C$27]-[.$A387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3">
            <text:p>363</text:p>
          </table:table-cell>
          <table:table-cell table:formula="of:=([.$B$27]-[.$A388]+1)*([.$C$27]-[.$A388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4">
            <text:p>364</text:p>
          </table:table-cell>
          <table:table-cell table:formula="of:=([.$B$27]-[.$A389]+1)*([.$C$27]-[.$A389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5">
            <text:p>365</text:p>
          </table:table-cell>
          <table:table-cell table:formula="of:=([.$B$27]-[.$A390]+1)*([.$C$27]-[.$A390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6">
            <text:p>366</text:p>
          </table:table-cell>
          <table:table-cell table:formula="of:=([.$B$27]-[.$A391]+1)*([.$C$27]-[.$A391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7">
            <text:p>367</text:p>
          </table:table-cell>
          <table:table-cell table:formula="of:=([.$B$27]-[.$A392]+1)*([.$C$27]-[.$A392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8">
            <text:p>368</text:p>
          </table:table-cell>
          <table:table-cell table:formula="of:=([.$B$27]-[.$A393]+1)*([.$C$27]-[.$A393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9">
            <text:p>369</text:p>
          </table:table-cell>
          <table:table-cell table:formula="of:=([.$B$27]-[.$A394]+1)*([.$C$27]-[.$A394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0">
            <text:p>370</text:p>
          </table:table-cell>
          <table:table-cell table:formula="of:=([.$B$27]-[.$A395]+1)*([.$C$27]-[.$A395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1">
            <text:p>371</text:p>
          </table:table-cell>
          <table:table-cell table:formula="of:=([.$B$27]-[.$A396]+1)*([.$C$27]-[.$A396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2">
            <text:p>372</text:p>
          </table:table-cell>
          <table:table-cell table:formula="of:=([.$B$27]-[.$A397]+1)*([.$C$27]-[.$A397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3">
            <text:p>373</text:p>
          </table:table-cell>
          <table:table-cell table:formula="of:=([.$B$27]-[.$A398]+1)*([.$C$27]-[.$A398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4">
            <text:p>374</text:p>
          </table:table-cell>
          <table:table-cell table:formula="of:=([.$B$27]-[.$A399]+1)*([.$C$27]-[.$A399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5">
            <text:p>375</text:p>
          </table:table-cell>
          <table:table-cell table:formula="of:=([.$B$27]-[.$A400]+1)*([.$C$27]-[.$A400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6">
            <text:p>376</text:p>
          </table:table-cell>
          <table:table-cell table:formula="of:=([.$B$27]-[.$A401]+1)*([.$C$27]-[.$A401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7">
            <text:p>377</text:p>
          </table:table-cell>
          <table:table-cell table:formula="of:=([.$B$27]-[.$A402]+1)*([.$C$27]-[.$A402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8">
            <text:p>378</text:p>
          </table:table-cell>
          <table:table-cell table:formula="of:=([.$B$27]-[.$A403]+1)*([.$C$27]-[.$A403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9">
            <text:p>379</text:p>
          </table:table-cell>
          <table:table-cell table:formula="of:=([.$B$27]-[.$A404]+1)*([.$C$27]-[.$A404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80">
            <text:p>380</text:p>
          </table:table-cell>
          <table:table-cell table:formula="of:=([.$B$27]-[.$A405]+1)*([.$C$27]-[.$A405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1">
            <text:p>381</text:p>
          </table:table-cell>
          <table:table-cell table:formula="of:=([.$B$27]-[.$A406]+1)*([.$C$27]-[.$A406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2">
            <text:p>382</text:p>
          </table:table-cell>
          <table:table-cell table:formula="of:=([.$B$27]-[.$A407]+1)*([.$C$27]-[.$A407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3">
            <text:p>383</text:p>
          </table:table-cell>
          <table:table-cell table:formula="of:=([.$B$27]-[.$A408]+1)*([.$C$27]-[.$A408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4">
            <text:p>384</text:p>
          </table:table-cell>
          <table:table-cell table:formula="of:=([.$B$27]-[.$A409]+1)*([.$C$27]-[.$A409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5">
            <text:p>385</text:p>
          </table:table-cell>
          <table:table-cell table:formula="of:=([.$B$27]-[.$A410]+1)*([.$C$27]-[.$A410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6">
            <text:p>386</text:p>
          </table:table-cell>
          <table:table-cell table:formula="of:=([.$B$27]-[.$A411]+1)*([.$C$27]-[.$A411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7">
            <text:p>387</text:p>
          </table:table-cell>
          <table:table-cell table:formula="of:=([.$B$27]-[.$A412]+1)*([.$C$27]-[.$A412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8">
            <text:p>388</text:p>
          </table:table-cell>
          <table:table-cell table:formula="of:=([.$B$27]-[.$A413]+1)*([.$C$27]-[.$A413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9">
            <text:p>389</text:p>
          </table:table-cell>
          <table:table-cell table:formula="of:=([.$B$27]-[.$A414]+1)*([.$C$27]-[.$A414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0">
            <text:p>390</text:p>
          </table:table-cell>
          <table:table-cell table:formula="of:=([.$B$27]-[.$A415]+1)*([.$C$27]-[.$A415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1">
            <text:p>391</text:p>
          </table:table-cell>
          <table:table-cell table:formula="of:=([.$B$27]-[.$A416]+1)*([.$C$27]-[.$A416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2">
            <text:p>392</text:p>
          </table:table-cell>
          <table:table-cell table:formula="of:=([.$B$27]-[.$A417]+1)*([.$C$27]-[.$A417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3">
            <text:p>393</text:p>
          </table:table-cell>
          <table:table-cell table:formula="of:=([.$B$27]-[.$A418]+1)*([.$C$27]-[.$A418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4">
            <text:p>394</text:p>
          </table:table-cell>
          <table:table-cell table:formula="of:=([.$B$27]-[.$A419]+1)*([.$C$27]-[.$A419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5">
            <text:p>395</text:p>
          </table:table-cell>
          <table:table-cell table:formula="of:=([.$B$27]-[.$A420]+1)*([.$C$27]-[.$A420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6">
            <text:p>396</text:p>
          </table:table-cell>
          <table:table-cell table:formula="of:=([.$B$27]-[.$A421]+1)*([.$C$27]-[.$A421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7">
            <text:p>397</text:p>
          </table:table-cell>
          <table:table-cell table:formula="of:=([.$B$27]-[.$A422]+1)*([.$C$27]-[.$A422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8">
            <text:p>398</text:p>
          </table:table-cell>
          <table:table-cell table:formula="of:=([.$B$27]-[.$A423]+1)*([.$C$27]-[.$A423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9">
            <text:p>399</text:p>
          </table:table-cell>
          <table:table-cell table:formula="of:=([.$B$27]-[.$A424]+1)*([.$C$27]-[.$A424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0">
            <text:p>400</text:p>
          </table:table-cell>
          <table:table-cell table:formula="of:=([.$B$27]-[.$A425]+1)*([.$C$27]-[.$A425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1">
            <text:p>401</text:p>
          </table:table-cell>
          <table:table-cell table:formula="of:=([.$B$27]-[.$A426]+1)*([.$C$27]-[.$A426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2">
            <text:p>402</text:p>
          </table:table-cell>
          <table:table-cell table:formula="of:=([.$B$27]-[.$A427]+1)*([.$C$27]-[.$A427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3">
            <text:p>403</text:p>
          </table:table-cell>
          <table:table-cell table:formula="of:=([.$B$27]-[.$A428]+1)*([.$C$27]-[.$A428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4">
            <text:p>404</text:p>
          </table:table-cell>
          <table:table-cell table:formula="of:=([.$B$27]-[.$A429]+1)*([.$C$27]-[.$A429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5">
            <text:p>405</text:p>
          </table:table-cell>
          <table:table-cell table:formula="of:=([.$B$27]-[.$A430]+1)*([.$C$27]-[.$A430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6">
            <text:p>406</text:p>
          </table:table-cell>
          <table:table-cell table:formula="of:=([.$B$27]-[.$A431]+1)*([.$C$27]-[.$A431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7">
            <text:p>407</text:p>
          </table:table-cell>
          <table:table-cell table:formula="of:=([.$B$27]-[.$A432]+1)*([.$C$27]-[.$A432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8">
            <text:p>408</text:p>
          </table:table-cell>
          <table:table-cell table:formula="of:=([.$B$27]-[.$A433]+1)*([.$C$27]-[.$A433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9">
            <text:p>409</text:p>
          </table:table-cell>
          <table:table-cell table:formula="of:=([.$B$27]-[.$A434]+1)*([.$C$27]-[.$A434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10">
            <text:p>410</text:p>
          </table:table-cell>
          <table:table-cell table:formula="of:=([.$B$27]-[.$A435]+1)*([.$C$27]-[.$A435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1">
            <text:p>411</text:p>
          </table:table-cell>
          <table:table-cell table:formula="of:=([.$B$27]-[.$A436]+1)*([.$C$27]-[.$A436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2">
            <text:p>412</text:p>
          </table:table-cell>
          <table:table-cell table:formula="of:=([.$B$27]-[.$A437]+1)*([.$C$27]-[.$A437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3">
            <text:p>413</text:p>
          </table:table-cell>
          <table:table-cell table:formula="of:=([.$B$27]-[.$A438]+1)*([.$C$27]-[.$A438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4">
            <text:p>414</text:p>
          </table:table-cell>
          <table:table-cell table:formula="of:=([.$B$27]-[.$A439]+1)*([.$C$27]-[.$A439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5">
            <text:p>415</text:p>
          </table:table-cell>
          <table:table-cell table:formula="of:=([.$B$27]-[.$A440]+1)*([.$C$27]-[.$A440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6">
            <text:p>416</text:p>
          </table:table-cell>
          <table:table-cell table:formula="of:=([.$B$27]-[.$A441]+1)*([.$C$27]-[.$A441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7">
            <text:p>417</text:p>
          </table:table-cell>
          <table:table-cell table:formula="of:=([.$B$27]-[.$A442]+1)*([.$C$27]-[.$A442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8">
            <text:p>418</text:p>
          </table:table-cell>
          <table:table-cell table:formula="of:=([.$B$27]-[.$A443]+1)*([.$C$27]-[.$A443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9">
            <text:p>419</text:p>
          </table:table-cell>
          <table:table-cell table:formula="of:=([.$B$27]-[.$A444]+1)*([.$C$27]-[.$A444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20">
            <text:p>420</text:p>
          </table:table-cell>
          <table:table-cell table:formula="of:=([.$B$27]-[.$A445]+1)*([.$C$27]-[.$A445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1">
            <text:p>421</text:p>
          </table:table-cell>
          <table:table-cell table:formula="of:=([.$B$27]-[.$A446]+1)*([.$C$27]-[.$A446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2">
            <text:p>422</text:p>
          </table:table-cell>
          <table:table-cell table:formula="of:=([.$B$27]-[.$A447]+1)*([.$C$27]-[.$A447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3">
            <text:p>423</text:p>
          </table:table-cell>
          <table:table-cell table:formula="of:=([.$B$27]-[.$A448]+1)*([.$C$27]-[.$A448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4">
            <text:p>424</text:p>
          </table:table-cell>
          <table:table-cell table:formula="of:=([.$B$27]-[.$A449]+1)*([.$C$27]-[.$A449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5">
            <text:p>425</text:p>
          </table:table-cell>
          <table:table-cell table:formula="of:=([.$B$27]-[.$A450]+1)*([.$C$27]-[.$A450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6">
            <text:p>426</text:p>
          </table:table-cell>
          <table:table-cell table:formula="of:=([.$B$27]-[.$A451]+1)*([.$C$27]-[.$A451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7">
            <text:p>427</text:p>
          </table:table-cell>
          <table:table-cell table:formula="of:=([.$B$27]-[.$A452]+1)*([.$C$27]-[.$A452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8">
            <text:p>428</text:p>
          </table:table-cell>
          <table:table-cell table:formula="of:=([.$B$27]-[.$A453]+1)*([.$C$27]-[.$A453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9">
            <text:p>429</text:p>
          </table:table-cell>
          <table:table-cell table:formula="of:=([.$B$27]-[.$A454]+1)*([.$C$27]-[.$A454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30">
            <text:p>430</text:p>
          </table:table-cell>
          <table:table-cell table:formula="of:=([.$B$27]-[.$A455]+1)*([.$C$27]-[.$A455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1">
            <text:p>431</text:p>
          </table:table-cell>
          <table:table-cell table:formula="of:=([.$B$27]-[.$A456]+1)*([.$C$27]-[.$A456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2">
            <text:p>432</text:p>
          </table:table-cell>
          <table:table-cell table:formula="of:=([.$B$27]-[.$A457]+1)*([.$C$27]-[.$A457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3">
            <text:p>433</text:p>
          </table:table-cell>
          <table:table-cell table:formula="of:=([.$B$27]-[.$A458]+1)*([.$C$27]-[.$A458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4">
            <text:p>434</text:p>
          </table:table-cell>
          <table:table-cell table:formula="of:=([.$B$27]-[.$A459]+1)*([.$C$27]-[.$A459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5">
            <text:p>435</text:p>
          </table:table-cell>
          <table:table-cell table:formula="of:=([.$B$27]-[.$A460]+1)*([.$C$27]-[.$A460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6">
            <text:p>436</text:p>
          </table:table-cell>
          <table:table-cell table:formula="of:=([.$B$27]-[.$A461]+1)*([.$C$27]-[.$A461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7">
            <text:p>437</text:p>
          </table:table-cell>
          <table:table-cell table:formula="of:=([.$B$27]-[.$A462]+1)*([.$C$27]-[.$A462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8">
            <text:p>438</text:p>
          </table:table-cell>
          <table:table-cell table:formula="of:=([.$B$27]-[.$A463]+1)*([.$C$27]-[.$A463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9">
            <text:p>439</text:p>
          </table:table-cell>
          <table:table-cell table:formula="of:=([.$B$27]-[.$A464]+1)*([.$C$27]-[.$A464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40">
            <text:p>440</text:p>
          </table:table-cell>
          <table:table-cell table:formula="of:=([.$B$27]-[.$A465]+1)*([.$C$27]-[.$A465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1">
            <text:p>441</text:p>
          </table:table-cell>
          <table:table-cell table:formula="of:=([.$B$27]-[.$A466]+1)*([.$C$27]-[.$A466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2">
            <text:p>442</text:p>
          </table:table-cell>
          <table:table-cell table:formula="of:=([.$B$27]-[.$A467]+1)*([.$C$27]-[.$A467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3">
            <text:p>443</text:p>
          </table:table-cell>
          <table:table-cell table:formula="of:=([.$B$27]-[.$A468]+1)*([.$C$27]-[.$A468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4">
            <text:p>444</text:p>
          </table:table-cell>
          <table:table-cell table:formula="of:=([.$B$27]-[.$A469]+1)*([.$C$27]-[.$A469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5">
            <text:p>445</text:p>
          </table:table-cell>
          <table:table-cell table:formula="of:=([.$B$27]-[.$A470]+1)*([.$C$27]-[.$A470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6">
            <text:p>446</text:p>
          </table:table-cell>
          <table:table-cell table:formula="of:=([.$B$27]-[.$A471]+1)*([.$C$27]-[.$A471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7">
            <text:p>447</text:p>
          </table:table-cell>
          <table:table-cell table:formula="of:=([.$B$27]-[.$A472]+1)*([.$C$27]-[.$A472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8">
            <text:p>448</text:p>
          </table:table-cell>
          <table:table-cell table:formula="of:=([.$B$27]-[.$A473]+1)*([.$C$27]-[.$A473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9">
            <text:p>449</text:p>
          </table:table-cell>
          <table:table-cell table:formula="of:=([.$B$27]-[.$A474]+1)*([.$C$27]-[.$A474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50">
            <text:p>450</text:p>
          </table:table-cell>
          <table:table-cell table:formula="of:=([.$B$27]-[.$A475]+1)*([.$C$27]-[.$A475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1">
            <text:p>451</text:p>
          </table:table-cell>
          <table:table-cell table:formula="of:=([.$B$27]-[.$A476]+1)*([.$C$27]-[.$A476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2">
            <text:p>452</text:p>
          </table:table-cell>
          <table:table-cell table:formula="of:=([.$B$27]-[.$A477]+1)*([.$C$27]-[.$A477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3">
            <text:p>453</text:p>
          </table:table-cell>
          <table:table-cell table:formula="of:=([.$B$27]-[.$A478]+1)*([.$C$27]-[.$A478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4">
            <text:p>454</text:p>
          </table:table-cell>
          <table:table-cell table:formula="of:=([.$B$27]-[.$A479]+1)*([.$C$27]-[.$A479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5">
            <text:p>455</text:p>
          </table:table-cell>
          <table:table-cell table:formula="of:=([.$B$27]-[.$A480]+1)*([.$C$27]-[.$A480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6">
            <text:p>456</text:p>
          </table:table-cell>
          <table:table-cell table:formula="of:=([.$B$27]-[.$A481]+1)*([.$C$27]-[.$A481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7">
            <text:p>457</text:p>
          </table:table-cell>
          <table:table-cell table:formula="of:=([.$B$27]-[.$A482]+1)*([.$C$27]-[.$A482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8">
            <text:p>458</text:p>
          </table:table-cell>
          <table:table-cell table:formula="of:=([.$B$27]-[.$A483]+1)*([.$C$27]-[.$A483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9">
            <text:p>459</text:p>
          </table:table-cell>
          <table:table-cell table:formula="of:=([.$B$27]-[.$A484]+1)*([.$C$27]-[.$A484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60">
            <text:p>460</text:p>
          </table:table-cell>
          <table:table-cell table:formula="of:=([.$B$27]-[.$A485]+1)*([.$C$27]-[.$A485]+1)" office:value-type="float" office:value="1681">
            <text:p>168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1">
            <text:p>461</text:p>
          </table:table-cell>
          <table:table-cell table:formula="of:=([.$B$27]-[.$A486]+1)*([.$C$27]-[.$A486]+1)" office:value-type="float" office:value="1600">
            <text:p>1600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2">
            <text:p>462</text:p>
          </table:table-cell>
          <table:table-cell table:formula="of:=([.$B$27]-[.$A487]+1)*([.$C$27]-[.$A487]+1)" office:value-type="float" office:value="1521">
            <text:p>1521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3">
            <text:p>463</text:p>
          </table:table-cell>
          <table:table-cell table:formula="of:=([.$B$27]-[.$A488]+1)*([.$C$27]-[.$A488]+1)" office:value-type="float" office:value="1444">
            <text:p>144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4">
            <text:p>464</text:p>
          </table:table-cell>
          <table:table-cell table:formula="of:=([.$B$27]-[.$A489]+1)*([.$C$27]-[.$A489]+1)" office:value-type="float" office:value="1369">
            <text:p>1369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5">
            <text:p>465</text:p>
          </table:table-cell>
          <table:table-cell table:formula="of:=([.$B$27]-[.$A490]+1)*([.$C$27]-[.$A490]+1)" office:value-type="float" office:value="1296">
            <text:p>129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6">
            <text:p>466</text:p>
          </table:table-cell>
          <table:table-cell table:formula="of:=([.$B$27]-[.$A491]+1)*([.$C$27]-[.$A491]+1)" office:value-type="float" office:value="1225">
            <text:p>1225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7">
            <text:p>467</text:p>
          </table:table-cell>
          <table:table-cell table:formula="of:=([.$B$27]-[.$A492]+1)*([.$C$27]-[.$A492]+1)" office:value-type="float" office:value="1156">
            <text:p>1156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8">
            <text:p>468</text:p>
          </table:table-cell>
          <table:table-cell table:formula="of:=([.$B$27]-[.$A493]+1)*([.$C$27]-[.$A493]+1)" office:value-type="float" office:value="1089">
            <text:p>108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9">
            <text:p>469</text:p>
          </table:table-cell>
          <table:table-cell table:formula="of:=([.$B$27]-[.$A494]+1)*([.$C$27]-[.$A494]+1)" office:value-type="float" office:value="1024">
            <text:p>1024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70">
            <text:p>470</text:p>
          </table:table-cell>
          <table:table-cell table:formula="of:=([.$B$27]-[.$A495]+1)*([.$C$27]-[.$A495]+1)" office:value-type="float" office:value="961">
            <text:p>96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1">
            <text:p>471</text:p>
          </table:table-cell>
          <table:table-cell table:formula="of:=([.$B$27]-[.$A496]+1)*([.$C$27]-[.$A496]+1)" office:value-type="float" office:value="900">
            <text:p>900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2">
            <text:p>472</text:p>
          </table:table-cell>
          <table:table-cell table:formula="of:=([.$B$27]-[.$A497]+1)*([.$C$27]-[.$A497]+1)" office:value-type="float" office:value="841">
            <text:p>841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3">
            <text:p>473</text:p>
          </table:table-cell>
          <table:table-cell table:formula="of:=([.$B$27]-[.$A498]+1)*([.$C$27]-[.$A498]+1)" office:value-type="float" office:value="784">
            <text:p>7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4">
            <text:p>474</text:p>
          </table:table-cell>
          <table:table-cell table:formula="of:=([.$B$27]-[.$A499]+1)*([.$C$27]-[.$A499]+1)" office:value-type="float" office:value="729">
            <text:p>729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5">
            <text:p>475</text:p>
          </table:table-cell>
          <table:table-cell table:formula="of:=([.$B$27]-[.$A500]+1)*([.$C$27]-[.$A500]+1)" office:value-type="float" office:value="676">
            <text:p>6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6">
            <text:p>476</text:p>
          </table:table-cell>
          <table:table-cell table:formula="of:=([.$B$27]-[.$A501]+1)*([.$C$27]-[.$A501]+1)" office:value-type="float" office:value="625">
            <text:p>625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7">
            <text:p>477</text:p>
          </table:table-cell>
          <table:table-cell table:formula="of:=([.$B$27]-[.$A502]+1)*([.$C$27]-[.$A502]+1)" office:value-type="float" office:value="576">
            <text:p>576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8">
            <text:p>478</text:p>
          </table:table-cell>
          <table:table-cell table:formula="of:=([.$B$27]-[.$A503]+1)*([.$C$27]-[.$A503]+1)" office:value-type="float" office:value="529">
            <text:p>52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9">
            <text:p>479</text:p>
          </table:table-cell>
          <table:table-cell table:formula="of:=([.$B$27]-[.$A504]+1)*([.$C$27]-[.$A504]+1)" office:value-type="float" office:value="484">
            <text:p>484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80">
            <text:p>480</text:p>
          </table:table-cell>
          <table:table-cell table:formula="of:=([.$B$27]-[.$A505]+1)*([.$C$27]-[.$A505]+1)" office:value-type="float" office:value="441">
            <text:p>44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1">
            <text:p>481</text:p>
          </table:table-cell>
          <table:table-cell table:formula="of:=([.$B$27]-[.$A506]+1)*([.$C$27]-[.$A506]+1)" office:value-type="float" office:value="400">
            <text:p>400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2">
            <text:p>482</text:p>
          </table:table-cell>
          <table:table-cell table:formula="of:=([.$B$27]-[.$A507]+1)*([.$C$27]-[.$A507]+1)" office:value-type="float" office:value="361">
            <text:p>361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3">
            <text:p>483</text:p>
          </table:table-cell>
          <table:table-cell table:formula="of:=([.$B$27]-[.$A508]+1)*([.$C$27]-[.$A508]+1)" office:value-type="float" office:value="324">
            <text:p>32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4">
            <text:p>484</text:p>
          </table:table-cell>
          <table:table-cell table:formula="of:=([.$B$27]-[.$A509]+1)*([.$C$27]-[.$A509]+1)" office:value-type="float" office:value="289">
            <text:p>289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5">
            <text:p>485</text:p>
          </table:table-cell>
          <table:table-cell table:formula="of:=([.$B$27]-[.$A510]+1)*([.$C$27]-[.$A510]+1)" office:value-type="float" office:value="256">
            <text:p>25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6">
            <text:p>486</text:p>
          </table:table-cell>
          <table:table-cell table:formula="of:=([.$B$27]-[.$A511]+1)*([.$C$27]-[.$A511]+1)" office:value-type="float" office:value="225">
            <text:p>225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7">
            <text:p>487</text:p>
          </table:table-cell>
          <table:table-cell table:formula="of:=([.$B$27]-[.$A512]+1)*([.$C$27]-[.$A512]+1)" office:value-type="float" office:value="196">
            <text:p>196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8">
            <text:p>488</text:p>
          </table:table-cell>
          <table:table-cell table:formula="of:=([.$B$27]-[.$A513]+1)*([.$C$27]-[.$A513]+1)" office:value-type="float" office:value="169">
            <text:p>16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9">
            <text:p>489</text:p>
          </table:table-cell>
          <table:table-cell table:formula="of:=([.$B$27]-[.$A514]+1)*([.$C$27]-[.$A514]+1)" office:value-type="float" office:value="144">
            <text:p>144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90">
            <text:p>490</text:p>
          </table:table-cell>
          <table:table-cell table:formula="of:=([.$B$27]-[.$A515]+1)*([.$C$27]-[.$A515]+1)" office:value-type="float" office:value="121">
            <text:p>12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1">
            <text:p>491</text:p>
          </table:table-cell>
          <table:table-cell table:formula="of:=([.$B$27]-[.$A516]+1)*([.$C$27]-[.$A516]+1)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2">
            <text:p>492</text:p>
          </table:table-cell>
          <table:table-cell table:formula="of:=([.$B$27]-[.$A517]+1)*([.$C$27]-[.$A517]+1)" office:value-type="float" office:value="81">
            <text:p>81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3">
            <text:p>493</text:p>
          </table:table-cell>
          <table:table-cell table:formula="of:=([.$B$27]-[.$A518]+1)*([.$C$27]-[.$A518]+1)" office:value-type="float" office:value="64">
            <text:p>6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4">
            <text:p>494</text:p>
          </table:table-cell>
          <table:table-cell table:formula="of:=([.$B$27]-[.$A519]+1)*([.$C$27]-[.$A519]+1)" office:value-type="float" office:value="49">
            <text:p>49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5">
            <text:p>495</text:p>
          </table:table-cell>
          <table:table-cell table:formula="of:=([.$B$27]-[.$A520]+1)*([.$C$27]-[.$A520]+1)" office:value-type="float" office:value="36">
            <text:p>3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6">
            <text:p>496</text:p>
          </table:table-cell>
          <table:table-cell table:formula="of:=([.$B$27]-[.$A521]+1)*([.$C$27]-[.$A521]+1)" office:value-type="float" office:value="25">
            <text:p>25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7">
            <text:p>497</text:p>
          </table:table-cell>
          <table:table-cell table:formula="of:=([.$B$27]-[.$A522]+1)*([.$C$27]-[.$A522]+1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8">
            <text:p>498</text:p>
          </table:table-cell>
          <table:table-cell table:formula="of:=([.$B$27]-[.$A523]+1)*([.$C$27]-[.$A523]+1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9">
            <text:p>499</text:p>
          </table:table-cell>
          <table:table-cell table:formula="of:=([.$B$27]-[.$A524]+1)*([.$C$27]-[.$A524]+1)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formula="of:=[.A524]+1" office:value-type="float" office:value="500">
            <text:p>500</text:p>
          </table:table-cell>
          <table:table-cell table:formula="of:=([.$B$27]-[.$A525]+1)*([.$C$27]-[.$A525]+1)" office:value-type="float" office:value="1">
            <text:p>1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30b</text:p>
          </table:table-cell>
          <table:table-cell office:value-type="string">
            <text:p>1 c</text:p>
          </table:table-cell>
          <table:table-cell office:value-type="string">
            <text:p>15 a</text:p>
          </table:table-cell>
          <table:table-cell office:value-type="string">
            <text:p>5 b</text:p>
          </table:table-cell>
          <table:table-cell office:value-type="string">
            <text:p>5 c</text:p>
          </table:table-cell>
          <table:table-cell office:value-type="string">
            <text:p>7 a</text:p>
          </table:table-cell>
          <table:table-cell office:value-type="string">
            <text:p>15 c</text:p>
          </table:table-cell>
          <table:table-cell office:value-type="string">
            <text:p>50 b</text:p>
          </table:table-cell>
          <table:table-cell office:value-type="string">
            <text:p>3 a</text:p>
          </table:table-cell>
          <table:table-cell office:value-type="string">
            <text:p>7 c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2"/>
          <table:table-cell office:value-type="string">
            <text:p><text:a xlink:href="mailto:0@31">0@31</text:a> To <text:a xlink:href="mailto:5@36">5@36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7 b</text:p>
          </table:table-cell>
          <table:table-cell office:value-type="string">
            <text:p><text:a xlink:href="mailto:0@0">0@0</text:a> To <text:a xlink:href="mailto:7@7">7@7</text:a></text:p>
          </table:table-cell>
          <table:table-cell table:number-columns-repeated="2"/>
          <table:table-cell office:value-type="string">
            <text:p><text:a xlink:href="mailto:7@48">7@48</text:a>, <text:a xlink:href="mailto:10@51">10@51</text:a></text:p>
          </table:table-cell>
          <table:table-cell table:number-columns-repeated="3"/>
          <table:table-cell office:value-type="string">
            <text:p><text:a xlink:href="mailto:10@78">10@78</text:a>; <text:a xlink:href="mailto:12@80">12@80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 a</text:p>
          </table:table-cell>
          <table:table-cell table:number-columns-repeated="2"/>
          <table:table-cell office:value-type="string">
            <text:p><text:a xlink:href="mailto:7@31">7@31</text:a>;11@35</text:p>
          </table:table-cell>
          <table:table-cell table:number-columns-repeated="2"/>
          <table:table-cell office:value-type="string">
            <text:p><text:a xlink:href="mailto:11@57">11@57</text:a>; <text:a xlink:href="mailto:14@60">14@60</text:a></text:p>
          </table:table-cell>
          <table:table-cell table:number-columns-repeated="2"/>
          <table:table-cell office:value-type="string">
            <text:p><text:a xlink:href="mailto:14@130">14@130</text:a>;15@1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3 a</text:p>
          </table:table-cell>
          <table:table-cell table:number-columns-repeated="2"/>
          <table:table-cell office:value-type="string">
            <text:p><text:a xlink:href="mailto:7@31">7@31</text:a>;14@38</text:p>
          </table:table-cell>
          <table:table-cell table:number-columns-repeated="2"/>
          <table:table-cell office:value-type="string">
            <text:p><text:a xlink:href="mailto:14@60">14@60</text:a>; <text:a xlink:href="mailto:17@63">17@63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 b</text:p>
          </table:table-cell>
          <table:table-cell office:value-type="string">
            <text:p><text:a xlink:href="mailto:0@0">0@0</text:a> To <text:a xlink:href="mailto:27@27">27@27</text:a>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  <table:table-cell office:value-type="string">
            <text:p><text:a xlink:href="mailto:27@86">27@86</text:a>; <text:a xlink:href="mailto:34@93">34@93</text:a>; <text:a xlink:href="mailto:34@95">34@95</text:a>; 37 @9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4 a</text:p>
          </table:table-cell>
          <table:table-cell table:number-columns-repeated="2"/>
          <table:table-cell office:value-type="string">
            <text:p>27@31; 41@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7 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 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0 b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4a</text:p>
          </table:table-cell>
          <table:table-cell office:value-type="string">
            <text:p>5b</text:p>
          </table:table-cell>
          <table:table-cell office:value-type="string">
            <text:p>13a</text:p>
          </table:table-cell>
          <table:table-cell office:value-type="string">
            <text:p>5a</text:p>
          </table:table-cell>
          <table:table-cell office:value-type="string">
            <text:p>18a</text:p>
          </table:table-cell>
          <table:table-cell office:value-type="string">
            <text:p>15a</text:p>
          </table:table-cell>
          <table:table-cell office:value-type="string">
            <text:p>5a</text:p>
          </table:table-cell>
          <table:table-cell office:value-type="string">
            <text:p>15b</text:p>
          </table:table-cell>
          <table:table-cell office:value-type="string">
            <text:p>5a</text:p>
          </table:table-cell>
          <table:table-cell office:value-type="string">
            <text:p>10b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5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14a</text:p>
          </table:table-cell>
          <table:table-cell office:value-type="string">
            <text:p><text:a xlink:href="mailto:0@0">0@0</text:a> To <text:a xlink:href="mailto:4@4">4@4</text:a></text:p>
          </table:table-cell>
          <table:table-cell office:value-type="string">
            <text:p><text:a xlink:href="mailto:4@4">4@4</text:a> <text:s/>To <text:a xlink:href="mailto:8@8">8@8</text:a></text:p>
          </table:table-cell>
          <table:table-cell office:value-type="string">
            <text:p><text:a xlink:href="mailto:8@9">8@9</text:a> To <text:a xlink:href="mailto:21@22">21@22</text:a></text:p>
          </table:table-cell>
          <table:table-cell/>
          <table:table-cell office:value-type="string">
            <text:p><text:a xlink:href="mailto:26@27">26@27</text:a></text:p>
          </table:table-cell>
          <table:table-cell office:value-type="string">
            <text:p><text:a xlink:href="mailto:44@45">44@45</text:a> To <text:a xlink:href="mailto:59@60">59@60</text:a></text:p>
          </table:table-cell>
          <table:table-cell office:value-type="string">
            <text:p><text:a xlink:href="mailto:59@60">59@60</text:a> To <text:a xlink:href="mailto:60@61">60@61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44 @ 4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5a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1/10/2013</text:date>, <text:time>00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10T00:20:52.17</dc:date>
    <meta:editing-duration>P19DT4H44M36S</meta:editing-duration>
    <meta:editing-cycles>4</meta:editing-cycles>
    <meta:generator>OpenOffice.org/3.4.1$Win32 OpenOffice.org_project/341m1$Build-9593</meta:generator>
    <meta:document-statistic meta:table-count="3" meta:cell-count="1269" meta:object-count="0"/>
  </office:meta>
</office:document-meta>
</file>